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955cm" table:align="center" style:writing-mode="lr-tb"/>
    </style:style>
    <style:style style:name="Table1.A" style:family="table-column">
      <style:table-column-properties style:column-width="0.656cm"/>
    </style:style>
    <style:style style:name="Table1.B" style:family="table-column">
      <style:table-column-properties style:column-width="0.658cm"/>
    </style:style>
    <style:style style:name="Table1.I" style:family="table-column">
      <style:table-column-properties style:column-width="0.693cm"/>
    </style:style>
    <style:style style:name="Table1.1" style:family="table-row">
      <style:table-row-properties style:min-row-height="0.473cm" fo:keep-together="auto"/>
    </style:style>
    <style:style style:name="Table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2" style:family="table-cell">
      <style:table-cell-properties style:vertical-align="top" fo:padding-left="0.191cm" fo:padding-right="0.191cm" fo:padding-top="0cm" fo:padding-bottom="0cm" fo:border="0.5pt solid #000000" style:writing-mode="lr-tb"/>
    </style:style>
    <style:style style:name="Table1.3" style:family="table-row">
      <style:table-row-properties style:min-row-height="0.446cm" fo:keep-together="auto"/>
    </style:style>
    <style:style style:name="Tab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5" style:family="table-cell">
      <style:table-cell-properties style:vertical-align="top" fo:padding-left="0.191cm" fo:padding-right="0.191cm" fo:padding-top="0cm" fo:padding-bottom="0cm" fo:border="0.5pt solid #000000" style:writing-mode="lr-tb"/>
    </style:style>
    <style:style style:name="Tab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6" style:family="table-cell">
      <style:table-cell-properties style:vertical-align="top" fo:padding-left="0.191cm" fo:padding-right="0.191cm" fo:padding-top="0cm" fo:padding-bottom="0cm" fo:border="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7" style:family="table-cell">
      <style:table-cell-properties style:vertical-align="top" fo:padding-left="0.191cm" fo:padding-right="0.191cm" fo:padding-top="0cm" fo:padding-bottom="0cm" fo:border="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8" style:family="table-cell">
      <style:table-cell-properties style:vertical-align="top" fo:padding-left="0.191cm" fo:padding-right="0.191cm" fo:padding-top="0cm" fo:padding-bottom="0cm" fo:border="0.5pt solid #000000" style:writing-mode="lr-tb"/>
    </style:style>
    <style:style style:name="Table1.9" style:family="table-row">
      <style:table-row-properties style:min-row-height="0.501cm" fo:keep-together="auto"/>
    </style:style>
    <style:style style:name="Tab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9" style:family="table-cell">
      <style:table-cell-properties style:vertical-align="top" fo:padding-left="0.191cm" fo:padding-right="0.191cm" fo:padding-top="0cm" fo:padding-bottom="0cm" fo:border="0.5pt solid #000000" style:writing-mode="lr-tb"/>
    </style:style>
    <style:style style:name="Table2" style:family="table">
      <style:table-properties style:width="18.45cm" table:align="left" style:writing-mode="lr-tb"/>
    </style:style>
    <style:style style:name="Table2.A" style:family="table-column">
      <style:table-column-properties style:column-width="18.45cm"/>
    </style:style>
    <style:style style:name="Table2.1" style:family="table-row">
      <style:table-row-properties style:min-row-height="7.691cm" fo:keep-together="auto"/>
    </style:style>
    <style:style style:name="Table2.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3" style:family="table">
      <style:table-properties style:width="5.955cm" table:align="left" style:writing-mode="lr-tb"/>
    </style:style>
    <style:style style:name="Table3.A" style:family="table-column">
      <style:table-column-properties style:column-width="0.656cm"/>
    </style:style>
    <style:style style:name="Table3.B" style:family="table-column">
      <style:table-column-properties style:column-width="0.658cm"/>
    </style:style>
    <style:style style:name="Table3.I" style:family="table-column">
      <style:table-column-properties style:column-width="0.693cm"/>
    </style:style>
    <style:style style:name="Table3.1" style:family="table-row">
      <style:table-row-properties style:min-row-height="0.473cm" fo:keep-together="auto"/>
    </style:style>
    <style:style style:name="Table3.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min-row-height="0.446cm" fo:keep-together="auto"/>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3" style:family="table-cell">
      <style:table-cell-properties style:vertical-align="top" fo:padding-left="0.191cm" fo:padding-right="0.191cm" fo:padding-top="0cm" fo:padding-bottom="0cm" fo:border="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4" style:family="table-cell">
      <style:table-cell-properties style:vertical-align="top" fo:padding-left="0.191cm" fo:padding-right="0.191cm" fo:padding-top="0cm" fo:padding-bottom="0cm" fo:border="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5" style:family="table-cell">
      <style:table-cell-properties style:vertical-align="top" fo:padding-left="0.191cm" fo:padding-right="0.191cm" fo:padding-top="0cm" fo:padding-bottom="0cm" fo:border="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6" style:family="table-cell">
      <style:table-cell-properties style:vertical-align="top" fo:padding-left="0.191cm" fo:padding-right="0.191cm" fo:padding-top="0cm" fo:padding-bottom="0cm" fo:border="0.5pt solid #000000" style:writing-mode="lr-tb"/>
    </style:style>
    <style:style style:name="Table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7" style:family="table-cell">
      <style:table-cell-properties style:vertical-align="top" fo:padding-left="0.191cm" fo:padding-right="0.191cm" fo:padding-top="0cm" fo:padding-bottom="0cm" fo:border="0.5pt solid #000000" style:writing-mode="lr-tb"/>
    </style:style>
    <style:style style:name="Table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8" style:family="table-cell">
      <style:table-cell-properties style:vertical-align="top" fo:padding-left="0.191cm" fo:padding-right="0.191cm" fo:padding-top="0cm" fo:padding-bottom="0cm" fo:border="0.5pt solid #000000" style:writing-mode="lr-tb"/>
    </style:style>
    <style:style style:name="Table3.9" style:family="table-row">
      <style:table-row-properties style:min-row-height="0.501cm" fo:keep-together="auto"/>
    </style:style>
    <style:style style:name="Table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9" style:family="table-cell">
      <style:table-cell-properties style:vertical-align="top" fo:padding-left="0.191cm" fo:padding-right="0.191cm" fo:padding-top="0cm" fo:padding-bottom="0cm" fo:border="0.5pt solid #000000" style:writing-mode="lr-tb"/>
    </style:style>
    <style:style style:name="Table4" style:family="table">
      <style:table-properties style:width="5.955cm" table:align="left" style:writing-mode="lr-tb"/>
    </style:style>
    <style:style style:name="Table4.A" style:family="table-column">
      <style:table-column-properties style:column-width="0.656cm"/>
    </style:style>
    <style:style style:name="Table4.B" style:family="table-column">
      <style:table-column-properties style:column-width="0.658cm"/>
    </style:style>
    <style:style style:name="Table4.I" style:family="table-column">
      <style:table-column-properties style:column-width="0.693cm"/>
    </style:style>
    <style:style style:name="Table4.1" style:family="table-row">
      <style:table-row-properties style:min-row-height="0.473cm" fo:keep-together="auto"/>
    </style:style>
    <style:style style:name="Table4.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2" style:family="table-cell">
      <style:table-cell-properties style:vertical-align="top" fo:padding-left="0.191cm" fo:padding-right="0.191cm" fo:padding-top="0cm" fo:padding-bottom="0cm" fo:border="0.5pt solid #000000" style:writing-mode="lr-tb"/>
    </style:style>
    <style:style style:name="Table4.3" style:family="table-row">
      <style:table-row-properties style:min-row-height="0.446cm" fo:keep-together="auto"/>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3"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4" style:family="table-cell">
      <style:table-cell-properties style:vertical-align="top" fo:padding-left="0.191cm" fo:padding-right="0.191cm" fo:padding-top="0cm" fo:padding-bottom="0cm" fo:border="0.5pt solid #000000" style:writing-mode="lr-tb"/>
    </style:style>
    <style:style style:name="Table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5" style:family="table-cell">
      <style:table-cell-properties style:vertical-align="top" fo:padding-left="0.191cm" fo:padding-right="0.191cm" fo:padding-top="0cm" fo:padding-bottom="0cm" fo:border="0.5pt solid #000000" style:writing-mode="lr-tb"/>
    </style:style>
    <style:style style:name="Table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6" style:family="table-cell">
      <style:table-cell-properties style:vertical-align="top" fo:padding-left="0.191cm" fo:padding-right="0.191cm" fo:padding-top="0cm" fo:padding-bottom="0cm" fo:border="0.5pt solid #000000" style:writing-mode="lr-tb"/>
    </style:style>
    <style:style style:name="Table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7" style:family="table-cell">
      <style:table-cell-properties style:vertical-align="top" fo:padding-left="0.191cm" fo:padding-right="0.191cm" fo:padding-top="0cm" fo:padding-bottom="0cm" fo:border="0.5pt solid #000000" style:writing-mode="lr-tb"/>
    </style:style>
    <style:style style:name="Table4.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8" style:family="table-cell">
      <style:table-cell-properties style:vertical-align="top" fo:padding-left="0.191cm" fo:padding-right="0.191cm" fo:padding-top="0cm" fo:padding-bottom="0cm" fo:border="0.5pt solid #000000" style:writing-mode="lr-tb"/>
    </style:style>
    <style:style style:name="Table4.9" style:family="table-row">
      <style:table-row-properties style:min-row-height="0.501cm" fo:keep-together="auto"/>
    </style:style>
    <style:style style:name="Table4.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9" style:family="table-cell">
      <style:table-cell-properties style:vertical-align="top" fo:padding-left="0.191cm" fo:padding-right="0.191cm" fo:padding-top="0cm" fo:padding-bottom="0cm" fo:border="0.5pt solid #000000" style:writing-mode="lr-tb"/>
    </style:style>
    <style:style style:name="Table5" style:family="table">
      <style:table-properties style:width="18.133cm" table:align="left" style:writing-mode="lr-tb"/>
    </style:style>
    <style:style style:name="Table5.A" style:family="table-column">
      <style:table-column-properties style:column-width="18.133cm"/>
    </style:style>
    <style:style style:name="Table5.1" style:family="table-row">
      <style:table-row-properties style:min-row-height="9.525cm" fo:keep-together="auto"/>
    </style:style>
    <style:style style:name="Table5.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6" style:family="table">
      <style:table-properties style:width="18.323cm" table:align="left" style:writing-mode="lr-tb"/>
    </style:style>
    <style:style style:name="Table6.A" style:family="table-column">
      <style:table-column-properties style:column-width="18.323cm"/>
    </style:style>
    <style:style style:name="Table6.1" style:family="table-row">
      <style:table-row-properties style:min-row-height="0.953cm"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5.955cm" table:align="left" style:writing-mode="lr-tb"/>
    </style:style>
    <style:style style:name="Table7.A" style:family="table-column">
      <style:table-column-properties style:column-width="0.656cm"/>
    </style:style>
    <style:style style:name="Table7.B" style:family="table-column">
      <style:table-column-properties style:column-width="0.658cm"/>
    </style:style>
    <style:style style:name="Table7.I" style:family="table-column">
      <style:table-column-properties style:column-width="0.693cm"/>
    </style:style>
    <style:style style:name="Table7.1" style:family="table-row">
      <style:table-row-properties style:min-row-height="0.473cm" fo:keep-together="auto"/>
    </style:style>
    <style:style style:name="Table7.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min-row-height="0.446cm" fo:keep-together="auto"/>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3" style:family="table-cell">
      <style:table-cell-properties style:vertical-align="top" fo:padding-left="0.191cm" fo:padding-right="0.191cm" fo:padding-top="0cm" fo:padding-bottom="0cm" fo:border="0.5pt solid #000000" style:writing-mode="lr-tb"/>
    </style:style>
    <style:style style:name="Tab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4" style:family="table-cell">
      <style:table-cell-properties style:vertical-align="top" fo:padding-left="0.191cm" fo:padding-right="0.191cm" fo:padding-top="0cm" fo:padding-bottom="0cm" fo:border="0.5pt solid #000000" style:writing-mode="lr-tb"/>
    </style:style>
    <style:style style:name="Table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5" style:family="table-cell">
      <style:table-cell-properties style:vertical-align="top" fo:padding-left="0.191cm" fo:padding-right="0.191cm" fo:padding-top="0cm" fo:padding-bottom="0cm" fo:border="0.5pt solid #000000" style:writing-mode="lr-tb"/>
    </style:style>
    <style:style style:name="Table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6" style:family="table-cell">
      <style:table-cell-properties style:vertical-align="top" fo:padding-left="0.191cm" fo:padding-right="0.191cm" fo:padding-top="0cm" fo:padding-bottom="0cm" fo:border="0.5pt solid #000000" style:writing-mode="lr-tb"/>
    </style:style>
    <style:style style:name="Table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7" style:family="table-cell">
      <style:table-cell-properties style:vertical-align="top" fo:padding-left="0.191cm" fo:padding-right="0.191cm" fo:padding-top="0cm" fo:padding-bottom="0cm" fo:border="0.5pt solid #000000" style:writing-mode="lr-tb"/>
    </style:style>
    <style:style style:name="Table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8" style:family="table-cell">
      <style:table-cell-properties style:vertical-align="top" fo:padding-left="0.191cm" fo:padding-right="0.191cm" fo:padding-top="0cm" fo:padding-bottom="0cm" fo:border="0.5pt solid #000000" style:writing-mode="lr-tb"/>
    </style:style>
    <style:style style:name="Table7.9" style:family="table-row">
      <style:table-row-properties style:min-row-height="0.501cm" fo:keep-together="auto"/>
    </style:style>
    <style:style style:name="Table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9" style:family="table-cell">
      <style:table-cell-properties style:vertical-align="top" fo:padding-left="0.191cm" fo:padding-right="0.191cm" fo:padding-top="0cm" fo:padding-bottom="0cm" fo:border="0.5pt solid #000000" style:writing-mode="lr-tb"/>
    </style:style>
    <style:style style:name="Table8" style:family="table">
      <style:table-properties style:width="5.955cm" table:align="left" style:writing-mode="lr-tb"/>
    </style:style>
    <style:style style:name="Table8.A" style:family="table-column">
      <style:table-column-properties style:column-width="0.656cm"/>
    </style:style>
    <style:style style:name="Table8.B" style:family="table-column">
      <style:table-column-properties style:column-width="0.658cm"/>
    </style:style>
    <style:style style:name="Table8.I" style:family="table-column">
      <style:table-column-properties style:column-width="0.693cm"/>
    </style:style>
    <style:style style:name="Table8.1" style:family="table-row">
      <style:table-row-properties style:min-row-height="0.473cm" fo:keep-together="auto"/>
    </style:style>
    <style:style style:name="Table8.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2" style:family="table-cell">
      <style:table-cell-properties style:vertical-align="top" fo:padding-left="0.191cm" fo:padding-right="0.191cm" fo:padding-top="0cm" fo:padding-bottom="0cm" fo:border="0.5pt solid #000000" style:writing-mode="lr-tb"/>
    </style:style>
    <style:style style:name="Table8.3" style:family="table-row">
      <style:table-row-properties style:min-row-height="0.446cm" fo:keep-together="auto"/>
    </style:style>
    <style:style style:name="Table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3" style:family="table-cell">
      <style:table-cell-properties style:vertical-align="top" fo:padding-left="0.191cm" fo:padding-right="0.191cm" fo:padding-top="0cm" fo:padding-bottom="0cm" fo:border="0.5pt solid #000000" style:writing-mode="lr-tb"/>
    </style:style>
    <style:style style:name="Table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4" style:family="table-cell">
      <style:table-cell-properties style:vertical-align="top" fo:padding-left="0.191cm" fo:padding-right="0.191cm" fo:padding-top="0cm" fo:padding-bottom="0cm" fo:border="0.5pt solid #000000" style:writing-mode="lr-tb"/>
    </style:style>
    <style:style style:name="Table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5" style:family="table-cell">
      <style:table-cell-properties style:vertical-align="top" fo:padding-left="0.191cm" fo:padding-right="0.191cm" fo:padding-top="0cm" fo:padding-bottom="0cm" fo:border="0.5pt solid #000000" style:writing-mode="lr-tb"/>
    </style:style>
    <style:style style:name="Table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6" style:family="table-cell">
      <style:table-cell-properties style:vertical-align="top" fo:padding-left="0.191cm" fo:padding-right="0.191cm" fo:padding-top="0cm" fo:padding-bottom="0cm" fo:border="0.5pt solid #000000" style:writing-mode="lr-tb"/>
    </style:style>
    <style:style style:name="Table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7" style:family="table-cell">
      <style:table-cell-properties style:vertical-align="top" fo:padding-left="0.191cm" fo:padding-right="0.191cm" fo:padding-top="0cm" fo:padding-bottom="0cm" fo:border="0.5pt solid #000000" style:writing-mode="lr-tb"/>
    </style:style>
    <style:style style:name="Table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8" style:family="table-cell">
      <style:table-cell-properties style:vertical-align="top" fo:padding-left="0.191cm" fo:padding-right="0.191cm" fo:padding-top="0cm" fo:padding-bottom="0cm" fo:border="0.5pt solid #000000" style:writing-mode="lr-tb"/>
    </style:style>
    <style:style style:name="Table8.9" style:family="table-row">
      <style:table-row-properties style:min-row-height="0.501cm" fo:keep-together="auto"/>
    </style:style>
    <style:style style:name="Table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9" style:family="table-cell">
      <style:table-cell-properties style:vertical-align="top" fo:padding-left="0.191cm" fo:padding-right="0.191cm" fo:padding-top="0cm" fo:padding-bottom="0cm" fo:border="0.5pt solid #000000" style:writing-mode="lr-tb"/>
    </style:style>
    <style:style style:name="Table9" style:family="table">
      <style:table-properties style:width="18.514cm" fo:margin-left="-0.208cm" table:align="left" style:writing-mode="lr-tb"/>
    </style:style>
    <style:style style:name="Table9.A" style:family="table-column">
      <style:table-column-properties style:column-width="9.239cm"/>
    </style:style>
    <style:style style:name="Table9.B" style:family="table-column">
      <style:table-column-properties style:column-width="9.275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8.514cm" table:align="center" style:writing-mode="lr-tb"/>
    </style:style>
    <style:style style:name="Table10.A" style:family="table-column">
      <style:table-column-properties style:column-width="4.001cm"/>
    </style:style>
    <style:style style:name="Table10.B" style:family="table-column">
      <style:table-column-properties style:column-width="4.128cm"/>
    </style:style>
    <style:style style:name="Table10.C" style:family="table-column">
      <style:table-column-properties style:column-width="1.588cm"/>
    </style:style>
    <style:style style:name="Table10.G" style:family="table-column">
      <style:table-column-properties style:column-width="1.905cm"/>
    </style:style>
    <style:style style:name="Table10.H" style:family="table-column">
      <style:table-column-properties style:column-width="2.131cm"/>
    </style:style>
    <style:style style:name="Table10.1" style:family="table-row">
      <style:table-row-properties fo:keep-together="auto"/>
    </style:style>
    <style:style style:name="Table10.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H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 style:family="table-cell">
      <style:table-cell-properties style:vertical-align="top" fo:padding-left="0.191cm" fo:padding-right="0.191cm" fo:padding-top="0cm" fo:padding-bottom="0cm" fo:border="0.5pt solid #000000" style:writing-mode="lr-tb"/>
    </style:style>
    <style:style style:name="Table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3" style:family="table-cell">
      <style:table-cell-properties style:vertical-align="top" fo:padding-left="0.191cm" fo:padding-right="0.191cm" fo:padding-top="0cm" fo:padding-bottom="0cm" fo:border="0.5pt solid #000000" style:writing-mode="lr-tb"/>
    </style:style>
    <style:style style:name="Table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4"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5" style:family="table-cell">
      <style:table-cell-properties style:vertical-align="top" fo:padding-left="0.191cm" fo:padding-right="0.191cm" fo:padding-top="0cm" fo:padding-bottom="0cm" fo:border="0.5pt solid #000000" style:writing-mode="lr-tb"/>
    </style:style>
    <style:style style:name="Table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6" style:family="table-cell">
      <style:table-cell-properties style:vertical-align="top" fo:padding-left="0.191cm" fo:padding-right="0.191cm" fo:padding-top="0cm" fo:padding-bottom="0cm" fo:border="0.5pt solid #000000" style:writing-mode="lr-tb"/>
    </style:style>
    <style:style style:name="Table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7" style:family="table-cell">
      <style:table-cell-properties style:vertical-align="top" fo:padding-left="0.191cm" fo:padding-right="0.191cm" fo:padding-top="0cm" fo:padding-bottom="0cm" fo:border="0.5pt solid #000000" style:writing-mode="lr-tb"/>
    </style:style>
    <style:style style:name="Table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8" style:family="table-cell">
      <style:table-cell-properties style:vertical-align="top" fo:padding-left="0.191cm" fo:padding-right="0.191cm" fo:padding-top="0cm" fo:padding-bottom="0cm" fo:border="0.5pt solid #000000" style:writing-mode="lr-tb"/>
    </style:style>
    <style:style style:name="Table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9" style:family="table-cell">
      <style:table-cell-properties style:vertical-align="top" fo:padding-left="0.191cm" fo:padding-right="0.191cm" fo:padding-top="0cm" fo:padding-bottom="0cm" fo:border="0.5pt solid #000000" style:writing-mode="lr-tb"/>
    </style:style>
    <style:style style:name="Table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0" style:family="table-cell">
      <style:table-cell-properties style:vertical-align="top" fo:padding-left="0.191cm" fo:padding-right="0.191cm" fo:padding-top="0cm" fo:padding-bottom="0cm" fo:border="0.5pt solid #000000" style:writing-mode="lr-tb"/>
    </style:style>
    <style:style style:name="Table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1" style:family="table-cell">
      <style:table-cell-properties style:vertical-align="top" fo:padding-left="0.191cm" fo:padding-right="0.191cm" fo:padding-top="0cm" fo:padding-bottom="0cm" fo:border="0.5pt solid #000000" style:writing-mode="lr-tb"/>
    </style:style>
    <style:style style:name="Table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2" style:family="table-cell">
      <style:table-cell-properties style:vertical-align="top" fo:padding-left="0.191cm" fo:padding-right="0.191cm" fo:padding-top="0cm" fo:padding-bottom="0cm" fo:border="0.5pt solid #000000" style:writing-mode="lr-tb"/>
    </style:style>
    <style:style style:name="Table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3" style:family="table-cell">
      <style:table-cell-properties style:vertical-align="top" fo:padding-left="0.191cm" fo:padding-right="0.191cm" fo:padding-top="0cm" fo:padding-bottom="0cm" fo:border="0.5pt solid #000000" style:writing-mode="lr-tb"/>
    </style:style>
    <style:style style:name="Table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4" style:family="table-cell">
      <style:table-cell-properties style:vertical-align="top" fo:padding-left="0.191cm" fo:padding-right="0.191cm" fo:padding-top="0cm" fo:padding-bottom="0cm" fo:border="0.5pt solid #000000" style:writing-mode="lr-tb"/>
    </style:style>
    <style:style style:name="Table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5" style:family="table-cell">
      <style:table-cell-properties style:vertical-align="top" fo:padding-left="0.191cm" fo:padding-right="0.191cm" fo:padding-top="0cm" fo:padding-bottom="0cm" fo:border="0.5pt solid #000000" style:writing-mode="lr-tb"/>
    </style:style>
    <style:style style:name="Table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6" style:family="table-cell">
      <style:table-cell-properties style:vertical-align="top" fo:padding-left="0.191cm" fo:padding-right="0.191cm" fo:padding-top="0cm" fo:padding-bottom="0cm" fo:border="0.5pt solid #000000" style:writing-mode="lr-tb"/>
    </style:style>
    <style:style style:name="Table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7" style:family="table-cell">
      <style:table-cell-properties style:vertical-align="top" fo:padding-left="0.191cm" fo:padding-right="0.191cm" fo:padding-top="0cm" fo:padding-bottom="0cm" fo:border="0.5pt solid #000000" style:writing-mode="lr-tb"/>
    </style:style>
    <style:style style:name="Table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8" style:family="table-cell">
      <style:table-cell-properties style:vertical-align="top" fo:padding-left="0.191cm" fo:padding-right="0.191cm" fo:padding-top="0cm" fo:padding-bottom="0cm" fo:border="0.5pt solid #000000" style:writing-mode="lr-tb"/>
    </style:style>
    <style:style style:name="Table10.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9" style:family="table-cell">
      <style:table-cell-properties style:vertical-align="top" fo:padding-left="0.191cm" fo:padding-right="0.191cm" fo:padding-top="0cm" fo:padding-bottom="0cm" fo:border="0.5pt solid #000000" style:writing-mode="lr-tb"/>
    </style:style>
    <style:style style:name="Table10.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0" style:family="table-cell">
      <style:table-cell-properties style:vertical-align="top" fo:padding-left="0.191cm" fo:padding-right="0.191cm" fo:padding-top="0cm" fo:padding-bottom="0cm" fo:border="0.5pt solid #000000" style:writing-mode="lr-tb"/>
    </style:style>
    <style:style style:name="Table10.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1" style:family="table-cell">
      <style:table-cell-properties style:vertical-align="top" fo:padding-left="0.191cm" fo:padding-right="0.191cm" fo:padding-top="0cm" fo:padding-bottom="0cm" fo:border="0.5pt solid #000000" style:writing-mode="lr-tb"/>
    </style:style>
    <style:style style:name="Table10.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2" style:family="table-cell">
      <style:table-cell-properties style:vertical-align="top" fo:padding-left="0.191cm" fo:padding-right="0.191cm" fo:padding-top="0cm" fo:padding-bottom="0cm" fo:border="0.5pt solid #000000" style:writing-mode="lr-tb"/>
    </style:style>
    <style:style style:name="Table10.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3" style:family="table-cell">
      <style:table-cell-properties style:vertical-align="top" fo:padding-left="0.191cm" fo:padding-right="0.191cm" fo:padding-top="0cm" fo:padding-bottom="0cm" fo:border="0.5pt solid #000000" style:writing-mode="lr-tb"/>
    </style:style>
    <style:style style:name="Table10.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4" style:family="table-cell">
      <style:table-cell-properties style:vertical-align="top" fo:padding-left="0.191cm" fo:padding-right="0.191cm" fo:padding-top="0cm" fo:padding-bottom="0cm" fo:border="0.5pt solid #000000" style:writing-mode="lr-tb"/>
    </style:style>
    <style:style style:name="Table10.A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5" style:family="table-cell">
      <style:table-cell-properties style:vertical-align="top" fo:padding-left="0.191cm" fo:padding-right="0.191cm" fo:padding-top="0cm" fo:padding-bottom="0cm" fo:border="0.5pt solid #000000" style:writing-mode="lr-tb"/>
    </style:style>
    <style:style style:name="Table10.A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6"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fo:font-size="14pt" fo:font-style="italic" style:font-size-asian="14pt" style:font-style-asian="italic"/>
    </style:style>
    <style:style style:name="P2" style:family="paragraph" style:parent-style-name="Standard">
      <style:paragraph-properties fo:text-align="center" style:justify-single-word="false"/>
      <style:text-properties fo:font-size="14pt" fo:font-style="italic" style:text-underline-style="solid" style:text-underline-width="auto" style:text-underline-color="font-color" style:font-size-asian="14pt" style:font-style-asian="italic"/>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snap-to-layout-grid="false"/>
    </style:style>
    <style:style style:name="P8" style:family="paragraph" style:parent-style-name="Standard">
      <style:paragraph-properties fo:text-align="justify" style:justify-single-word="false"/>
      <style:text-properties fo:font-size="16pt" style:text-underline-style="solid" style:text-underline-width="auto" style:text-underline-color="font-color" style:font-size-asian="16pt"/>
    </style:style>
    <style:style style:name="P9" style:family="paragraph" style:parent-style-name="Standard">
      <style:paragraph-properties style:text-autospace="none"/>
    </style:style>
    <style:style style:name="P10" style:family="paragraph" style:parent-style-name="Standard">
      <style:paragraph-properties style:snap-to-layout-grid="false"/>
    </style:style>
    <style:style style:name="P11" style:family="paragraph" style:parent-style-name="Standard">
      <style:text-properties style:font-name="Courier New" style:font-name-complex="Courier New"/>
    </style:style>
    <style:style style:name="P12" style:family="paragraph" style:parent-style-name="Standard">
      <style:paragraph-properties fo:text-align="justify" style:justify-single-word="false"/>
      <style:text-properties style:font-name="Courier New" style:font-name-complex="Courier New"/>
    </style:style>
    <style:style style:name="P13" style:family="paragraph" style:parent-style-name="Standard">
      <style:paragraph-properties fo:text-align="justify" style:justify-single-word="false" style:snap-to-layout-grid="false"/>
      <style:text-properties style:font-name="Courier New" style:font-name-complex="Courier New"/>
    </style:style>
    <style:style style:name="P14" style:family="paragraph" style:parent-style-name="Standard">
      <style:paragraph-properties style:snap-to-layout-grid="false"/>
      <style:text-properties style:font-name="Courier New" style:font-name-complex="Courier New"/>
    </style:style>
    <style:style style:name="P15" style:family="paragraph" style:parent-style-name="Standard">
      <style:paragraph-properties fo:text-align="end" style:justify-single-word="false" style:snap-to-layout-grid="false"/>
      <style:text-properties style:font-name="Courier New" style:font-name-complex="Courier New"/>
    </style:style>
    <style:style style:name="P16" style:family="paragraph" style:parent-style-name="Standard">
      <style:text-properties style:font-name="Courier New" fo:font-size="10pt" style:font-size-asian="10pt" style:font-name-complex="Courier New"/>
    </style:style>
    <style:style style:name="P17" style:family="paragraph" style:parent-style-name="Standard">
      <style:text-properties style:font-name="Courier New" fo:font-size="11pt" style:font-size-asian="11pt" style:font-name-complex="Courier New"/>
    </style:style>
    <style:style style:name="P18" style:family="paragraph" style:parent-style-name="Standard">
      <style:text-properties text:display="none"/>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style:font-weight-asian="bold"/>
    </style:style>
    <style:style style:name="P21" style:family="paragraph" style:parent-style-name="Standard">
      <style:paragraph-properties fo:margin-left="1.27cm" fo:margin-right="0cm" fo:text-align="justify" style:justify-single-word="false" fo:text-indent="0cm" style:auto-text-indent="false"/>
    </style:style>
    <style:style style:name="P22" style:family="paragraph" style:parent-style-name="Standard">
      <style:paragraph-properties fo:text-align="justify" style:justify-single-word="false" fo:break-before="page"/>
    </style:style>
    <style:style style:name="P23" style:family="paragraph" style:parent-style-name="Standard">
      <style:paragraph-properties fo:margin-left="0.318cm" fo:margin-right="0cm" fo:text-indent="0cm" style:auto-text-indent="false"/>
    </style:style>
    <style:style style:name="P24" style:family="paragraph" style:parent-style-name="Standard">
      <style:paragraph-properties fo:margin-left="0.318cm" fo:margin-right="0cm" fo:text-indent="0cm" style:auto-text-indent="false"/>
      <style:text-properties style:font-name="Courier New" style:font-name-complex="Courier New"/>
    </style:style>
    <style:style style:name="P25" style:family="paragraph" style:parent-style-name="Standard">
      <style:paragraph-properties fo:margin-left="0.318cm" fo:margin-right="0cm" fo:text-align="justify" style:justify-single-word="false" fo:text-indent="0cm" style:auto-text-indent="false"/>
    </style:style>
    <style:style style:name="P26" style:family="paragraph" style:parent-style-name="Text_20_body">
      <style:text-properties style:text-underline-style="solid" style:text-underline-width="auto" style:text-underline-color="font-color"/>
    </style:style>
    <style:style style:name="P27" style:family="paragraph" style:parent-style-name="Standard" style:list-style-name="WW8Num4">
      <style:paragraph-properties fo:text-align="justify" style:justify-single-word="false"/>
    </style:style>
    <style:style style:name="P28" style:family="paragraph" style:parent-style-name="Standard" style:list-style-name="WW8Num3">
      <style:paragraph-properties fo:text-align="justify" style:justify-single-word="false"/>
    </style:style>
    <style:style style:name="P29" style:family="paragraph" style:parent-style-name="Standard" style:list-style-name="WW8Num2">
      <style:paragraph-properties style:text-autospace="none"/>
    </style:style>
    <style:style style:name="P30" style:family="paragraph" style:parent-style-name="Heading" style:master-page-name="Standard">
      <style:paragraph-properties style:page-number="auto"/>
    </style:style>
    <style:style style:name="P31" style:family="paragraph" style:parent-style-name="Heading_20_2">
      <style:text-properties fo:font-size="16pt" fo:font-weight="bold" style:font-size-asian="16pt" style:font-weight-asian="bold" style:font-weight-complex="bold"/>
    </style:style>
    <style:style style:name="P32" style:family="paragraph" style:parent-style-name="Heading_20_3">
      <style:paragraph-properties fo:margin-left="0.318cm" fo:margin-right="0cm" fo:text-indent="0cm" style:auto-text-indent="false"/>
    </style:style>
    <style:style style:name="P33" style:family="paragraph" style:parent-style-name="Heading_20_3">
      <style:paragraph-properties fo:break-before="page"/>
    </style:style>
    <style:style style:name="P34" style:family="paragraph" style:parent-style-name="Heading_20_3">
      <style:paragraph-properties fo:text-align="justify" style:justify-single-word="false"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font-name="Courier New" fo:font-size="11pt" style:font-size-asian="11pt" style:language-asian="en" style:country-asian="GB" style:font-name-complex="Courier New" style:font-size-complex="11pt"/>
    </style:style>
    <style:style style:name="T6" style:family="text">
      <style:text-properties style:font-name="Courier New" fo:font-size="11pt" style:font-size-asian="11pt" style:font-name-complex="Courier New"/>
    </style:style>
    <style:style style:name="T7" style:family="text">
      <style:text-properties style:font-name="Courier New" style:font-name-complex="Courier New"/>
    </style:style>
    <style:style style:name="T8" style:family="text">
      <style:text-properties style:font-name="Courier New" fo:font-size="10pt" style:font-size-asian="10pt" style:font-name-complex="Courier New"/>
    </style:style>
    <style:style style:name="T9" style:family="text">
      <style:text-properties style:text-position="super 58%"/>
    </style:style>
    <style:style style:name="fr1" style:family="graphic" style:parent-style-name="Frame">
      <style:graphic-properties fo:margin-left="0.318cm" fo:margin-right="0.318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8cm" fo:margin-right="0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Introduction to Artificial Intelligence Coursework<text:span text:style-name="Footnote_20_Symbol"><text:note text:id="ftn1" text:note-class="footnote"><text:note-citation>1</text:note-citation><text:note-body><text:p text:style-name="Footnote"><text:s/>Thanks to Simon Colton</text:p></text:note-body></text:note></text:span></text:p>
      <text:p text:style-name="P1"/>
      <text:p text:style-name="P1">(Submission by groups of two students allowed/welcome)</text:p>
      <text:p text:style-name="P2">Due date: Thursday 7 <text:s/>March 2013</text:p>
      <text:p text:style-name="P1">Electronic submission (code + this worksheet) on CATE</text:p>
      <text:p text:style-name="P6"/>
      <text:p text:style-name="P8">1. Introduction </text:p>
      <text:p text:style-name="P6"/>
      <text:p text:style-name="P9">We will be looking at a two player board game called “war of life” which will be played on an 8x8 board. Player 1 will start with a random configuration of 12 blue pieces and player 2 will start with a similar random configuration of 12 red pieces. An example initial configuration might be (where <text:span text:style-name="T5">b </text:span>stands for “blue piece” and <text:span text:style-name="T5">r </text:span>stands for “red piece”):</text:p>
      <text:p text:style-name="P6"/>
      <table:table table:name="Table1" table:style-name="Table1">
        <table:table-column table:style-name="Table1.A"/>
        <table:table-column table:style-name="Table1.B" table:number-columns-repeated="7"/>
        <table:table-column table:style-name="Table1.I"/>
        <table:table-row table:style-name="Table1.1">
          <table:table-cell table:style-name="Table1.A1" office:value-type="string">
            <text:p text:style-name="P13"/>
          </table:table-cell>
          <table:table-cell table:style-name="Table1.A1" office:value-type="string">
            <text:p text:style-name="P12">1</text:p>
          </table:table-cell>
          <table:table-cell table:style-name="Table1.A1" office:value-type="string">
            <text:p text:style-name="P12">2</text:p>
          </table:table-cell>
          <table:table-cell table:style-name="Table1.A1" office:value-type="string">
            <text:p text:style-name="P12">3</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6</text:p>
          </table:table-cell>
          <table:table-cell table:style-name="Table1.A1" office:value-type="string">
            <text:p text:style-name="P12">7</text:p>
          </table:table-cell>
          <table:table-cell table:style-name="Table1.I1" office:value-type="string">
            <text:p text:style-name="P12">8</text:p>
          </table:table-cell>
        </table:table-row>
        <table:table-row table:style-name="Table1.1">
          <table:table-cell table:style-name="Table1.A1" office:value-type="string">
            <text:p text:style-name="P12">1</text:p>
          </table:table-cell>
          <table:table-cell table:style-name="Table1.B2" office:value-type="string">
            <text:p text:style-name="P13"/>
          </table:table-cell>
          <table:table-cell table:style-name="Table1.C2" office:value-type="string">
            <text:p text:style-name="P13"/>
          </table:table-cell>
          <table:table-cell table:style-name="Table1.D2" office:value-type="string">
            <text:p text:style-name="P13"/>
          </table:table-cell>
          <table:table-cell table:style-name="Table1.E2" office:value-type="string">
            <text:p text:style-name="P13"/>
          </table:table-cell>
          <table:table-cell table:style-name="Table1.F2" office:value-type="string">
            <text:p text:style-name="P13"/>
          </table:table-cell>
          <table:table-cell table:style-name="Table1.G2" office:value-type="string">
            <text:p text:style-name="P13"/>
          </table:table-cell>
          <table:table-cell table:style-name="Table1.H2" office:value-type="string">
            <text:p text:style-name="P13"/>
          </table:table-cell>
          <table:table-cell table:style-name="Table1.I2" office:value-type="string">
            <text:p text:style-name="P12">r</text:p>
          </table:table-cell>
        </table:table-row>
        <table:table-row table:style-name="Table1.3">
          <table:table-cell table:style-name="Table1.A1" office:value-type="string">
            <text:p text:style-name="P12">2</text:p>
          </table:table-cell>
          <table:table-cell table:style-name="Table1.B3" office:value-type="string">
            <text:p text:style-name="P13"/>
          </table:table-cell>
          <table:table-cell table:style-name="Table1.C3" office:value-type="string">
            <text:p text:style-name="P12">r</text:p>
          </table:table-cell>
          <table:table-cell table:style-name="Table1.D3" office:value-type="string">
            <text:p text:style-name="P13"/>
          </table:table-cell>
          <table:table-cell table:style-name="Table1.E3" office:value-type="string">
            <text:p text:style-name="P13"/>
          </table:table-cell>
          <table:table-cell table:style-name="Table1.F3" office:value-type="string">
            <text:p text:style-name="P13"/>
          </table:table-cell>
          <table:table-cell table:style-name="Table1.G3" office:value-type="string">
            <text:p text:style-name="P13"/>
          </table:table-cell>
          <table:table-cell table:style-name="Table1.H3" office:value-type="string">
            <text:p text:style-name="P13"/>
          </table:table-cell>
          <table:table-cell table:style-name="Table1.I3" office:value-type="string">
            <text:p text:style-name="P13"/>
          </table:table-cell>
        </table:table-row>
        <table:table-row table:style-name="Table1.1">
          <table:table-cell table:style-name="Table1.A1" office:value-type="string">
            <text:p text:style-name="P12">3</text:p>
          </table:table-cell>
          <table:table-cell table:style-name="Table1.B4" office:value-type="string">
            <text:p text:style-name="P13"/>
          </table:table-cell>
          <table:table-cell table:style-name="Table1.C4" office:value-type="string">
            <text:p text:style-name="P13"/>
          </table:table-cell>
          <table:table-cell table:style-name="Table1.D4" office:value-type="string">
            <text:p text:style-name="P13"/>
          </table:table-cell>
          <table:table-cell table:style-name="Table1.E4" office:value-type="string">
            <text:p text:style-name="P12">b</text:p>
          </table:table-cell>
          <table:table-cell table:style-name="Table1.F4" office:value-type="string">
            <text:p text:style-name="P12">b</text:p>
          </table:table-cell>
          <table:table-cell table:style-name="Table1.G4" office:value-type="string">
            <text:p text:style-name="P13"/>
          </table:table-cell>
          <table:table-cell table:style-name="Table1.H4" office:value-type="string">
            <text:p text:style-name="P12">r</text:p>
          </table:table-cell>
          <table:table-cell table:style-name="Table1.I4" office:value-type="string">
            <text:p text:style-name="P12">b</text:p>
          </table:table-cell>
        </table:table-row>
        <table:table-row table:style-name="Table1.1">
          <table:table-cell table:style-name="Table1.A1" office:value-type="string">
            <text:p text:style-name="P12">4</text:p>
          </table:table-cell>
          <table:table-cell table:style-name="Table1.B5" office:value-type="string">
            <text:p text:style-name="P12">b</text:p>
          </table:table-cell>
          <table:table-cell table:style-name="Table1.C5" office:value-type="string">
            <text:p text:style-name="P12">b</text:p>
          </table:table-cell>
          <table:table-cell table:style-name="Table1.D5" office:value-type="string">
            <text:p text:style-name="P13"/>
          </table:table-cell>
          <table:table-cell table:style-name="Table1.E5" office:value-type="string">
            <text:p text:style-name="P13"/>
          </table:table-cell>
          <table:table-cell table:style-name="Table1.F5" office:value-type="string">
            <text:p text:style-name="P13"/>
          </table:table-cell>
          <table:table-cell table:style-name="Table1.G5" office:value-type="string">
            <text:p text:style-name="P12">r</text:p>
          </table:table-cell>
          <table:table-cell table:style-name="Table1.H5" office:value-type="string">
            <text:p text:style-name="P13"/>
          </table:table-cell>
          <table:table-cell table:style-name="Table1.I5" office:value-type="string">
            <text:p text:style-name="P13"/>
          </table:table-cell>
        </table:table-row>
        <table:table-row table:style-name="Table1.1">
          <table:table-cell table:style-name="Table1.A1" office:value-type="string">
            <text:p text:style-name="P12">5</text:p>
          </table:table-cell>
          <table:table-cell table:style-name="Table1.B6" office:value-type="string">
            <text:p text:style-name="P13"/>
          </table:table-cell>
          <table:table-cell table:style-name="Table1.C6" office:value-type="string">
            <text:p text:style-name="P12">b</text:p>
          </table:table-cell>
          <table:table-cell table:style-name="Table1.D6" office:value-type="string">
            <text:p text:style-name="P12">r</text:p>
          </table:table-cell>
          <table:table-cell table:style-name="Table1.E6" office:value-type="string">
            <text:p text:style-name="P12">b</text:p>
          </table:table-cell>
          <table:table-cell table:style-name="Table1.F6" office:value-type="string">
            <text:p text:style-name="P13"/>
          </table:table-cell>
          <table:table-cell table:style-name="Table1.G6" office:value-type="string">
            <text:p text:style-name="P12">b</text:p>
          </table:table-cell>
          <table:table-cell table:style-name="Table1.H6" office:value-type="string">
            <text:p text:style-name="P12">b</text:p>
          </table:table-cell>
          <table:table-cell table:style-name="Table1.I6" office:value-type="string">
            <text:p text:style-name="P13"/>
          </table:table-cell>
        </table:table-row>
        <table:table-row table:style-name="Table1.1">
          <table:table-cell table:style-name="Table1.A1" office:value-type="string">
            <text:p text:style-name="P12">6</text:p>
          </table:table-cell>
          <table:table-cell table:style-name="Table1.B7" office:value-type="string">
            <text:p text:style-name="P13"/>
          </table:table-cell>
          <table:table-cell table:style-name="Table1.C7" office:value-type="string">
            <text:p text:style-name="P12">b</text:p>
          </table:table-cell>
          <table:table-cell table:style-name="Table1.D7" office:value-type="string">
            <text:p text:style-name="P13"/>
          </table:table-cell>
          <table:table-cell table:style-name="Table1.E7" office:value-type="string">
            <text:p text:style-name="P13"/>
          </table:table-cell>
          <table:table-cell table:style-name="Table1.F7" office:value-type="string">
            <text:p text:style-name="P13"/>
          </table:table-cell>
          <table:table-cell table:style-name="Table1.G7" office:value-type="string">
            <text:p text:style-name="P12">r</text:p>
          </table:table-cell>
          <table:table-cell table:style-name="Table1.H7" office:value-type="string">
            <text:p text:style-name="P13"/>
          </table:table-cell>
          <table:table-cell table:style-name="Table1.I7" office:value-type="string">
            <text:p text:style-name="P13"/>
          </table:table-cell>
        </table:table-row>
        <table:table-row table:style-name="Table1.3">
          <table:table-cell table:style-name="Table1.A1" office:value-type="string">
            <text:p text:style-name="P12">7</text:p>
          </table:table-cell>
          <table:table-cell table:style-name="Table1.B8" office:value-type="string">
            <text:p text:style-name="P13"/>
          </table:table-cell>
          <table:table-cell table:style-name="Table1.C8" office:value-type="string">
            <text:p text:style-name="P13"/>
          </table:table-cell>
          <table:table-cell table:style-name="Table1.D8" office:value-type="string">
            <text:p text:style-name="P12">b</text:p>
          </table:table-cell>
          <table:table-cell table:style-name="Table1.E8" office:value-type="string">
            <text:p text:style-name="P13"/>
          </table:table-cell>
          <table:table-cell table:style-name="Table1.F8" office:value-type="string">
            <text:p text:style-name="P12">b</text:p>
          </table:table-cell>
          <table:table-cell table:style-name="Table1.G8" office:value-type="string">
            <text:p text:style-name="P12">r</text:p>
          </table:table-cell>
          <table:table-cell table:style-name="Table1.H8" office:value-type="string">
            <text:p text:style-name="P12">r</text:p>
          </table:table-cell>
          <table:table-cell table:style-name="Table1.I8" office:value-type="string">
            <text:p text:style-name="P12">r</text:p>
          </table:table-cell>
        </table:table-row>
        <table:table-row table:style-name="Table1.9">
          <table:table-cell table:style-name="Table1.A1" office:value-type="string">
            <text:p text:style-name="P12">8</text:p>
          </table:table-cell>
          <table:table-cell table:style-name="Table1.B9" office:value-type="string">
            <text:p text:style-name="P13"/>
          </table:table-cell>
          <table:table-cell table:style-name="Table1.C9" office:value-type="string">
            <text:p text:style-name="P13"/>
          </table:table-cell>
          <table:table-cell table:style-name="Table1.D9" office:value-type="string">
            <text:p text:style-name="P12">r</text:p>
          </table:table-cell>
          <table:table-cell table:style-name="Table1.E9" office:value-type="string">
            <text:p text:style-name="P13"/>
          </table:table-cell>
          <table:table-cell table:style-name="Table1.F9" office:value-type="string">
            <text:p text:style-name="P13"/>
          </table:table-cell>
          <table:table-cell table:style-name="Table1.G9" office:value-type="string">
            <text:p text:style-name="P13"/>
          </table:table-cell>
          <table:table-cell table:style-name="Table1.H9" office:value-type="string">
            <text:p text:style-name="P12">r</text:p>
          </table:table-cell>
          <table:table-cell table:style-name="Table1.I9" office:value-type="string">
            <text:p text:style-name="P12">r</text:p>
          </table:table-cell>
        </table:table-row>
      </table:table>
      <text:p text:style-name="P6"/>
      <text:p text:style-name="P6">We call the board places where pieces can be placed <text:span text:style-name="T2">cells</text:span> (there are 64 cells on an 8x8 board). In the game, player 1 goes first and moves one of his/her pieces. A piece can be moved to one of its neighbour cells (vertically, horizontally or diagonally) as long as no other piece is occupying the cell to be moved to. So, for example, the blue piece at (3, 8) can move to (2,7), (2,8) or (4,7) or (4,8), but not (3,7) because there is a red piece there already. We say that a piece is <text:span text:style-name="T2">surrounded by</text:span> the pieces in neighbouring cells.</text:p>
      <text:p text:style-name="P6"/>
      <text:p text:style-name="P6">There is a twist: after <text:span text:style-name="T3">each</text:span> player moves, “life” on the board “evolves” according to the following rules (referred to as <text:span text:style-name="T3">Conway’s Crank</text:span>):</text:p>
      <text:p text:style-name="P6"/>
      <table:table table:name="Table2" table:style-name="Table2">
        <table:table-column table:style-name="Table2.A"/>
        <table:table-row table:style-name="Table2.1">
          <table:table-cell table:style-name="Table2.A1" office:value-type="string">
            <text:p text:style-name="P6">For each of the (64) cells C on the board:</text:p>
            <text:list xml:id="list39135907" text:style-name="WW8Num4">
              <text:list-item>
                <text:p text:style-name="P27">If C contains a piece and the piece is surrounded by 0 or 1 other pieces, then the piece dies of loneliness and is taken away (i.e., the cell becomes empty).</text:p>
              </text:list-item>
              <text:list-item>
                <text:p text:style-name="P27">If C contains a piece and the piece is surrounded by 4, 5, 6, 7 or 8 pieces, then the piece dies of overcrowding and is taken away.</text:p>
              </text:list-item>
              <text:list-item>
                <text:p text:style-name="P27">(If C contains a piece and the piece is surrounded by 2 or 3 pieces, then it is happy and survives.)</text:p>
              </text:list-item>
              <text:list-item>
                <text:p text:style-name="P27">If C is empty and C is surrounded by </text:p>
              </text:list-item>
            </text:list>
            <text:list xml:id="list639867841" text:style-name="WW8Num3">
              <text:list-item>
                <text:p text:style-name="P28">2 blue pieces and 1 red piece, <text:s/>or</text:p>
              </text:list-item>
              <text:list-item>
                <text:p text:style-name="P28">3 blue pieces,</text:p>
              </text:list-item>
            </text:list>
            <text:p text:style-name="P6"><text:s text:c="12"/>then a blue life is born and C is filled with a blue piece. </text:p>
            <text:list xml:id="list1678610887" text:continue-list="list39135907" text:style-name="WW8Num4">
              <text:list-item>
                <text:p text:style-name="P27">If C is empty and C is surrounded by </text:p>
              </text:list-item>
            </text:list>
            <text:list xml:id="list1910635846" text:continue-list="list639867841" text:style-name="WW8Num3">
              <text:list-item>
                <text:p text:style-name="P28">2 red pieces and 1 blue piece, <text:s/>or</text:p>
              </text:list-item>
              <text:list-item>
                <text:p text:style-name="P28">3 red pieces, </text:p>
              </text:list-item>
            </text:list>
            <text:p text:style-name="P21">then a red life is born and C is filled with a red piece. </text:p>
          </table:table-cell>
        </table:table-row>
      </table:table>
      <text:p text:style-name="P22">The game terminates as follows:</text:p>
      <text:list xml:id="list1650293805" text:style-name="WW8Num2">
        <text:list-item>
          <text:p text:style-name="P29">If at some stage no (red or blue) pieces at all are left on the board, then the game is <text:span text:style-name="T1">drawn</text:span>. </text:p>
        </text:list-item>
        <text:list-item>
          <text:p text:style-name="P29">If, when it is his/her turn, a player cannot move anywhere, then the game is declared a <text:span text:style-name="T1">stalemate</text:span> and is <text:span text:style-name="T1">drawn</text:span>.</text:p>
        </text:list-item>
        <text:list-item>
          <text:p text:style-name="P29">If one player has no pieces left on the board, then that player <text:span text:style-name="T1">loses </text:span>and the other player wins. </text:p>
        </text:list-item>
        <text:list-item>
          <text:p text:style-name="P29">If the game lasts for 250 moves without a winner, then it is declared an <text:span text:style-name="T1">exhausted draw</text:span>. </text:p>
        </text:list-item>
      </text:list>
      <text:p text:style-name="P6"/>
      <text:h text:style-name="P31" text:outline-level="2">Part 1 – Getting to know the Game</text:h>
      <text:p text:style-name="Standard"/>
      <text:h text:style-name="Heading_20_2" text:outline-level="2">Question 1</text:h>
      <text:p text:style-name="Standard"/>
      <text:p text:style-name="P18"><draw:frame draw:style-name="fr1" draw:name="Frame1" text:anchor-type="char" svg:x="1.834cm" svg:y="0.019cm" svg:width="5.935cm" svg:height="0.369cm" draw:z-index="3"><draw:text-box><table:table table:name="Table3" table:style-name="Table3"><table:table-column table:style-name="Table3.A"/><table:table-column table:style-name="Table3.B" table:number-columns-repeated="7"/><table:table-column table:style-name="Table3.I"/><table:table-row table:style-name="Table3.1"><table:table-cell table:style-name="Table3.A1" office:value-type="string"><text:p text:style-name="P14"/></table:table-cell><table:table-cell table:style-name="Table3.A1" office:value-type="string"><text:p text:style-name="P11">1</text:p></table:table-cell><table:table-cell table:style-name="Table3.A1" office:value-type="string"><text:p text:style-name="P11">2</text:p></table:table-cell><table:table-cell table:style-name="Table3.A1" office:value-type="string"><text:p text:style-name="P11">3</text:p></table:table-cell><table:table-cell table:style-name="Table3.A1" office:value-type="string"><text:p text:style-name="P11">4</text:p></table:table-cell><table:table-cell table:style-name="Table3.A1" office:value-type="string"><text:p text:style-name="P11">5</text:p></table:table-cell><table:table-cell table:style-name="Table3.A1" office:value-type="string"><text:p text:style-name="P11">6</text:p></table:table-cell><table:table-cell table:style-name="Table3.A1" office:value-type="string"><text:p text:style-name="P11">7</text:p></table:table-cell><table:table-cell table:style-name="Table3.I1" office:value-type="string"><text:p text:style-name="P11">8</text:p></table:table-cell></table:table-row><table:table-row table:style-name="Table3.1"><table:table-cell table:style-name="Table3.A1" office:value-type="string"><text:p text:style-name="P11">1</text:p></table:table-cell><table:table-cell table:style-name="Table3.B2" office:value-type="string"><text:p text:style-name="P11">b</text:p></table:table-cell><table:table-cell table:style-name="Table3.C2" office:value-type="string"><text:p text:style-name="P14"/></table:table-cell><table:table-cell table:style-name="Table3.D2" office:value-type="string"><text:p text:style-name="P14"/></table:table-cell><table:table-cell table:style-name="Table3.E2" office:value-type="string"><text:p text:style-name="P14"/></table:table-cell><table:table-cell table:style-name="Table3.F2" office:value-type="string"><text:p text:style-name="P14"/></table:table-cell><table:table-cell table:style-name="Table3.G2" office:value-type="string"><text:p text:style-name="P14"/></table:table-cell><table:table-cell table:style-name="Table3.H2" office:value-type="string"><text:p text:style-name="P14"/></table:table-cell><table:table-cell table:style-name="Table3.I2" office:value-type="string"><text:p text:style-name="P11">r</text:p></table:table-cell></table:table-row><table:table-row table:style-name="Table3.3"><table:table-cell table:style-name="Table3.A1" office:value-type="string"><text:p text:style-name="P11">2</text:p></table:table-cell><table:table-cell table:style-name="Table3.B3" office:value-type="string"><text:p text:style-name="P14"/></table:table-cell><table:table-cell table:style-name="Table3.C3" office:value-type="string"><text:p text:style-name="P11">r</text:p></table:table-cell><table:table-cell table:style-name="Table3.D3" office:value-type="string"><text:p text:style-name="P14"/></table:table-cell><table:table-cell table:style-name="Table3.E3" office:value-type="string"><text:p text:style-name="P14"/></table:table-cell><table:table-cell table:style-name="Table3.F3" office:value-type="string"><text:p text:style-name="P14"/></table:table-cell><table:table-cell table:style-name="Table3.G3" office:value-type="string"><text:p text:style-name="P11">b</text:p></table:table-cell><table:table-cell table:style-name="Table3.H3" office:value-type="string"><text:p text:style-name="P14"/></table:table-cell><table:table-cell table:style-name="Table3.I3" office:value-type="string"><text:p text:style-name="P11">r</text:p></table:table-cell></table:table-row><table:table-row table:style-name="Table3.1"><table:table-cell table:style-name="Table3.A1" office:value-type="string"><text:p text:style-name="P11">3</text:p></table:table-cell><table:table-cell table:style-name="Table3.B4" office:value-type="string"><text:p text:style-name="P14"/></table:table-cell><table:table-cell table:style-name="Table3.C4" office:value-type="string"><text:p text:style-name="P14"/></table:table-cell><table:table-cell table:style-name="Table3.D4" office:value-type="string"><text:p text:style-name="P14"/></table:table-cell><table:table-cell table:style-name="Table3.E4" office:value-type="string"><text:p text:style-name="P11">b</text:p></table:table-cell><table:table-cell table:style-name="Table3.F4" office:value-type="string"><text:p text:style-name="P11">b</text:p></table:table-cell><table:table-cell table:style-name="Table3.G4" office:value-type="string"><text:p text:style-name="P14"/></table:table-cell><table:table-cell table:style-name="Table3.H4" office:value-type="string"><text:p text:style-name="P11">r</text:p></table:table-cell><table:table-cell table:style-name="Table3.I4" office:value-type="string"><text:p text:style-name="P11">b</text:p></table:table-cell></table:table-row><table:table-row table:style-name="Table3.1"><table:table-cell table:style-name="Table3.A1" office:value-type="string"><text:p text:style-name="P11">4</text:p></table:table-cell><table:table-cell table:style-name="Table3.B5" office:value-type="string"><text:p text:style-name="P11">b</text:p></table:table-cell><table:table-cell table:style-name="Table3.C5" office:value-type="string"><text:p text:style-name="P11">b</text:p></table:table-cell><table:table-cell table:style-name="Table3.D5" office:value-type="string"><text:p text:style-name="P14"/></table:table-cell><table:table-cell table:style-name="Table3.E5" office:value-type="string"><text:p text:style-name="P14"/></table:table-cell><table:table-cell table:style-name="Table3.F5" office:value-type="string"><text:p text:style-name="P14"/></table:table-cell><table:table-cell table:style-name="Table3.G5" office:value-type="string"><text:p text:style-name="P11">r</text:p></table:table-cell><table:table-cell table:style-name="Table3.H5" office:value-type="string"><text:p text:style-name="P14"/></table:table-cell><table:table-cell table:style-name="Table3.I5" office:value-type="string"><text:p text:style-name="P14"/></table:table-cell></table:table-row><table:table-row table:style-name="Table3.1"><table:table-cell table:style-name="Table3.A1" office:value-type="string"><text:p text:style-name="P11">5</text:p></table:table-cell><table:table-cell table:style-name="Table3.B6" office:value-type="string"><text:p text:style-name="P14"/></table:table-cell><table:table-cell table:style-name="Table3.C6" office:value-type="string"><text:p text:style-name="P14"/></table:table-cell><table:table-cell table:style-name="Table3.D6" office:value-type="string"><text:p text:style-name="P11">r</text:p></table:table-cell><table:table-cell table:style-name="Table3.E6" office:value-type="string"><text:p text:style-name="P14"/></table:table-cell><table:table-cell table:style-name="Table3.F6" office:value-type="string"><text:p text:style-name="P14"/></table:table-cell><table:table-cell table:style-name="Table3.G6" office:value-type="string"><text:p text:style-name="P14"/></table:table-cell><table:table-cell table:style-name="Table3.H6" office:value-type="string"><text:p text:style-name="P11">b</text:p></table:table-cell><table:table-cell table:style-name="Table3.I6" office:value-type="string"><text:p text:style-name="P14"/></table:table-cell></table:table-row><table:table-row table:style-name="Table3.1"><table:table-cell table:style-name="Table3.A1" office:value-type="string"><text:p text:style-name="P11">6</text:p></table:table-cell><table:table-cell table:style-name="Table3.B7" office:value-type="string"><text:p text:style-name="P14"/></table:table-cell><table:table-cell table:style-name="Table3.C7" office:value-type="string"><text:p text:style-name="P11">b</text:p></table:table-cell><table:table-cell table:style-name="Table3.D7" office:value-type="string"><text:p text:style-name="P14"/></table:table-cell><table:table-cell table:style-name="Table3.E7" office:value-type="string"><text:p text:style-name="P14"/></table:table-cell><table:table-cell table:style-name="Table3.F7" office:value-type="string"><text:p text:style-name="P14"/></table:table-cell><table:table-cell table:style-name="Table3.G7" office:value-type="string"><text:p text:style-name="P11">r</text:p></table:table-cell><table:table-cell table:style-name="Table3.H7" office:value-type="string"><text:p text:style-name="P14"/></table:table-cell><table:table-cell table:style-name="Table3.I7" office:value-type="string"><text:p text:style-name="P14"/></table:table-cell></table:table-row><table:table-row table:style-name="Table3.3"><table:table-cell table:style-name="Table3.A1" office:value-type="string"><text:p text:style-name="P11">7</text:p></table:table-cell><table:table-cell table:style-name="Table3.B8" office:value-type="string"><text:p text:style-name="P11">b</text:p></table:table-cell><table:table-cell table:style-name="Table3.C8" office:value-type="string"><text:p text:style-name="P14"/></table:table-cell><table:table-cell table:style-name="Table3.D8" office:value-type="string"><text:p text:style-name="P11">b</text:p></table:table-cell><table:table-cell table:style-name="Table3.E8" office:value-type="string"><text:p text:style-name="P14"/></table:table-cell><table:table-cell table:style-name="Table3.F8" office:value-type="string"><text:p text:style-name="P11">b</text:p></table:table-cell><table:table-cell table:style-name="Table3.G8" office:value-type="string"><text:p text:style-name="P11">r</text:p></table:table-cell><table:table-cell table:style-name="Table3.H8" office:value-type="string"><text:p text:style-name="P11">r</text:p></table:table-cell><table:table-cell table:style-name="Table3.I8" office:value-type="string"><text:p text:style-name="P11">r</text:p></table:table-cell></table:table-row><table:table-row table:style-name="Table3.9"><table:table-cell table:style-name="Table3.A1" office:value-type="string"><text:p text:style-name="P11">8</text:p></table:table-cell><table:table-cell table:style-name="Table3.B9" office:value-type="string"><text:p text:style-name="P14"/></table:table-cell><table:table-cell table:style-name="Table3.C9" office:value-type="string"><text:p text:style-name="P14"/></table:table-cell><table:table-cell table:style-name="Table3.D9" office:value-type="string"><text:p text:style-name="P11">r</text:p></table:table-cell><table:table-cell table:style-name="Table3.E9" office:value-type="string"><text:p text:style-name="P14"/></table:table-cell><table:table-cell table:style-name="Table3.F9" office:value-type="string"><text:p text:style-name="P14"/></table:table-cell><table:table-cell table:style-name="Table3.G9" office:value-type="string"><text:p text:style-name="P14"/></table:table-cell><table:table-cell table:style-name="Table3.H9" office:value-type="string"><text:p text:style-name="P11">r</text:p></table:table-cell><table:table-cell table:style-name="Table3.I9" office:value-type="string"><text:p text:style-name="P14"/></table:table-cell></table:table-row></table:table><text:p text:style-name="Standard"><text:s/></text:p></draw:text-box></draw:frame></text:p>
      <text:p text:style-name="P6"><draw:frame draw:style-name="fr1" draw:name="Frame2" text:anchor-type="char" svg:x="12.947cm" svg:y="0.028cm" svg:width="5.935cm" svg:height="4.496cm" draw:z-index="0"><draw:text-box><table:table table:name="Table4" table:style-name="Table4"><table:table-column table:style-name="Table4.A"/><table:table-column table:style-name="Table4.B" table:number-columns-repeated="7"/><table:table-column table:style-name="Table4.I"/><table:table-row table:style-name="Table4.1"><table:table-cell table:style-name="Table4.A1" office:value-type="string"><text:p text:style-name="P14"/></table:table-cell><table:table-cell table:style-name="Table4.A1" office:value-type="string"><text:p text:style-name="P11">1</text:p></table:table-cell><table:table-cell table:style-name="Table4.A1" office:value-type="string"><text:p text:style-name="P11">2</text:p></table:table-cell><table:table-cell table:style-name="Table4.A1" office:value-type="string"><text:p text:style-name="P11">3</text:p></table:table-cell><table:table-cell table:style-name="Table4.A1" office:value-type="string"><text:p text:style-name="P11">4</text:p></table:table-cell><table:table-cell table:style-name="Table4.A1" office:value-type="string"><text:p text:style-name="P11">5</text:p></table:table-cell><table:table-cell table:style-name="Table4.A1" office:value-type="string"><text:p text:style-name="P11">6</text:p></table:table-cell><table:table-cell table:style-name="Table4.A1" office:value-type="string"><text:p text:style-name="P11">7</text:p></table:table-cell><table:table-cell table:style-name="Table4.I1" office:value-type="string"><text:p text:style-name="P11">8</text:p></table:table-cell></table:table-row><table:table-row table:style-name="Table4.1"><table:table-cell table:style-name="Table4.A1" office:value-type="string"><text:p text:style-name="P11">1</text:p></table:table-cell><table:table-cell table:style-name="Table4.B2" office:value-type="string"><text:p text:style-name="P14"/></table:table-cell><table:table-cell table:style-name="Table4.C2" office:value-type="string"><text:p text:style-name="P14"/></table:table-cell><table:table-cell table:style-name="Table4.D2" office:value-type="string"><text:p text:style-name="P14"/></table:table-cell><table:table-cell table:style-name="Table4.E2" office:value-type="string"><text:p text:style-name="P14"/></table:table-cell><table:table-cell table:style-name="Table4.F2" office:value-type="string"><text:p text:style-name="P14"/></table:table-cell><table:table-cell table:style-name="Table4.G2" office:value-type="string"><text:p text:style-name="P14"/></table:table-cell><table:table-cell table:style-name="Table4.H2" office:value-type="string"><text:p text:style-name="P14"/></table:table-cell><table:table-cell table:style-name="Table4.I2" office:value-type="string"><text:p text:style-name="P14"/></table:table-cell></table:table-row><table:table-row table:style-name="Table4.3"><table:table-cell table:style-name="Table4.A1" office:value-type="string"><text:p text:style-name="P11">2</text:p></table:table-cell><table:table-cell table:style-name="Table4.B3" office:value-type="string"><text:p text:style-name="P14"/></table:table-cell><table:table-cell table:style-name="Table4.C3" office:value-type="string"><text:p text:style-name="P14"/></table:table-cell><table:table-cell table:style-name="Table4.D3" office:value-type="string"><text:p text:style-name="P14"/></table:table-cell><table:table-cell table:style-name="Table4.E3" office:value-type="string"><text:p text:style-name="P14"/></table:table-cell><table:table-cell table:style-name="Table4.F3" office:value-type="string"><text:p text:style-name="P14"/></table:table-cell><table:table-cell table:style-name="Table4.G3" office:value-type="string"><text:p text:style-name="P14"/></table:table-cell><table:table-cell table:style-name="Table4.H3" office:value-type="string"><text:p text:style-name="P14">r</text:p></table:table-cell><table:table-cell table:style-name="Table4.I3" office:value-type="string"><text:p text:style-name="P14">r</text:p></table:table-cell></table:table-row><table:table-row table:style-name="Table4.1"><table:table-cell table:style-name="Table4.A1" office:value-type="string"><text:p text:style-name="P11">3</text:p></table:table-cell><table:table-cell table:style-name="Table4.B4" office:value-type="string"><text:p text:style-name="P14">b</text:p></table:table-cell><table:table-cell table:style-name="Table4.C4" office:value-type="string"><text:p text:style-name="P14">b</text:p></table:table-cell><table:table-cell table:style-name="Table4.D4" office:value-type="string"><text:p text:style-name="P14">b</text:p></table:table-cell><table:table-cell table:style-name="Table4.E4" office:value-type="string"><text:p text:style-name="P14"/></table:table-cell><table:table-cell table:style-name="Table4.F4" office:value-type="string"><text:p text:style-name="P14">b</text:p></table:table-cell><table:table-cell table:style-name="Table4.G4" office:value-type="string"><text:p text:style-name="P14">r</text:p></table:table-cell><table:table-cell table:style-name="Table4.H4" office:value-type="string"><text:p text:style-name="P14">r</text:p></table:table-cell><table:table-cell table:style-name="Table4.I4" office:value-type="string"><text:p text:style-name="P14"/></table:table-cell></table:table-row><table:table-row table:style-name="Table4.1"><table:table-cell table:style-name="Table4.A1" office:value-type="string"><text:p text:style-name="P11">4</text:p></table:table-cell><table:table-cell table:style-name="Table4.B5" office:value-type="string"><text:p text:style-name="P14">b</text:p></table:table-cell><table:table-cell table:style-name="Table4.C5" office:value-type="string"><text:p text:style-name="P14">b</text:p></table:table-cell><table:table-cell table:style-name="Table4.D5" office:value-type="string"><text:p text:style-name="P14"/></table:table-cell><table:table-cell table:style-name="Table4.E5" office:value-type="string"><text:p text:style-name="P14"/></table:table-cell><table:table-cell table:style-name="Table4.F5" office:value-type="string"><text:p text:style-name="P14"/></table:table-cell><table:table-cell table:style-name="Table4.G5" office:value-type="string"><text:p text:style-name="P15"/></table:table-cell><table:table-cell table:style-name="Table4.H5" office:value-type="string"><text:p text:style-name="P14"/></table:table-cell><table:table-cell table:style-name="Table4.I5" office:value-type="string"><text:p text:style-name="P14">b</text:p></table:table-cell></table:table-row><table:table-row table:style-name="Table4.1"><table:table-cell table:style-name="Table4.A1" office:value-type="string"><text:p text:style-name="P11">5</text:p></table:table-cell><table:table-cell table:style-name="Table4.B6" office:value-type="string"><text:p text:style-name="P14"/></table:table-cell><table:table-cell table:style-name="Table4.C6" office:value-type="string"><text:p text:style-name="P14"/></table:table-cell><table:table-cell table:style-name="Table4.D6" office:value-type="string"><text:p text:style-name="P14"/></table:table-cell><table:table-cell table:style-name="Table4.E6" office:value-type="string"><text:p text:style-name="P14"/></table:table-cell><table:table-cell table:style-name="Table4.F6" office:value-type="string"><text:p text:style-name="P14"/></table:table-cell><table:table-cell table:style-name="Table4.G6" office:value-type="string"><text:p text:style-name="P14">b</text:p></table:table-cell><table:table-cell table:style-name="Table4.H6" office:value-type="string"><text:p text:style-name="P14">b</text:p></table:table-cell><table:table-cell table:style-name="Table4.I6" office:value-type="string"><text:p text:style-name="P14"/></table:table-cell></table:table-row><table:table-row table:style-name="Table4.1"><table:table-cell table:style-name="Table4.A1" office:value-type="string"><text:p text:style-name="P11">6</text:p></table:table-cell><table:table-cell table:style-name="Table4.B7" office:value-type="string"><text:p text:style-name="P14"/></table:table-cell><table:table-cell table:style-name="Table4.C7" office:value-type="string"><text:p text:style-name="P14">b</text:p></table:table-cell><table:table-cell table:style-name="Table4.D7" office:value-type="string"><text:p text:style-name="P14"/></table:table-cell><table:table-cell table:style-name="Table4.E7" office:value-type="string"><text:p text:style-name="P14"/></table:table-cell><table:table-cell table:style-name="Table4.F7" office:value-type="string"><text:p text:style-name="P14"/></table:table-cell><table:table-cell table:style-name="Table4.G7" office:value-type="string"><text:p text:style-name="P14"/></table:table-cell><table:table-cell table:style-name="Table4.H7" office:value-type="string"><text:p text:style-name="P14"/></table:table-cell><table:table-cell table:style-name="Table4.I7" office:value-type="string"><text:p text:style-name="P14">r</text:p></table:table-cell></table:table-row><table:table-row table:style-name="Table4.3"><table:table-cell table:style-name="Table4.A1" office:value-type="string"><text:p text:style-name="P11">7</text:p></table:table-cell><table:table-cell table:style-name="Table4.B8" office:value-type="string"><text:p text:style-name="P14"/></table:table-cell><table:table-cell table:style-name="Table4.C8" office:value-type="string"><text:p text:style-name="P14">b</text:p></table:table-cell><table:table-cell table:style-name="Table4.D8" office:value-type="string"><text:p text:style-name="P14">b</text:p></table:table-cell><table:table-cell table:style-name="Table4.E8" office:value-type="string"><text:p text:style-name="P14">b</text:p></table:table-cell><table:table-cell table:style-name="Table4.F8" office:value-type="string"><text:p text:style-name="P14">b</text:p></table:table-cell><table:table-cell table:style-name="Table4.G8" office:value-type="string"><text:p text:style-name="P14"/></table:table-cell><table:table-cell table:style-name="Table4.H8" office:value-type="string"><text:p text:style-name="P14"/></table:table-cell><table:table-cell table:style-name="Table4.I8" office:value-type="string"><text:p text:style-name="P14">r</text:p></table:table-cell></table:table-row><table:table-row table:style-name="Table4.9"><table:table-cell table:style-name="Table4.A1" office:value-type="string"><text:p text:style-name="P11">8</text:p></table:table-cell><table:table-cell table:style-name="Table4.B9" office:value-type="string"><text:p text:style-name="P14"/></table:table-cell><table:table-cell table:style-name="Table4.C9" office:value-type="string"><text:p text:style-name="P14"/></table:table-cell><table:table-cell table:style-name="Table4.D9" office:value-type="string"><text:p text:style-name="P14"/></table:table-cell><table:table-cell table:style-name="Table4.E9" office:value-type="string"><text:p text:style-name="P14">b</text:p></table:table-cell><table:table-cell table:style-name="Table4.F9" office:value-type="string"><text:p text:style-name="P14"/></table:table-cell><table:table-cell table:style-name="Table4.G9" office:value-type="string"><text:p text:style-name="P14"/></table:table-cell><table:table-cell table:style-name="Table4.H9" office:value-type="string"><text:p text:style-name="P14"/></table:table-cell><table:table-cell table:style-name="Table4.I9" office:value-type="string"><text:p text:style-name="P14">r</text:p></table:table-cell></table:table-row></table:table><text:p text:style-name="Standard"><text:s/></text:p></draw:text-box></draw:frame></text:p>
      <text:p text:style-name="P6">Draw the board state after</text:p>
      <text:p text:style-name="P6">a turn of Conway’s Crank, </text:p>
      <text:p text:style-name="P6">given the left board.</text:p>
      <text:p text:style-name="P6"/>
      <text:p text:style-name="P6"/>
      <text:p text:style-name="P6"/>
      <text:p text:style-name="P6"/>
      <text:p text:style-name="P6"/>
      <text:h text:style-name="Heading_20_3" text:outline-level="3"/>
      <text:p text:style-name="Standard">Download the Prolog program <text:span text:style-name="T7">war_of_life.pl</text:span> from CATE.</text:p>
      <text:p text:style-name="Standard"/>
      <text:p text:style-name="Standard">This provides a set of predicates for playing the game:</text:p>
      <text:p text:style-name="Standard"/>
      <table:table table:name="Table5" table:style-name="Table5">
        <table:table-column table:style-name="Table5.A"/>
        <table:table-row table:style-name="Table5.1">
          <table:table-cell table:style-name="Table5.A1" office:value-type="string">
            <text:h text:style-name="P32" text:outline-level="3">Top Level Predicates in File</text:h>
            <text:p text:style-name="P23"/>
            <text:p text:style-name="P24">start_config(-InitialBoardState)</text:p>
            <text:p text:style-name="P25">This returns an initial randomised board state with 12 pieces for each player on an 8x8 board.</text:p>
            <text:p text:style-name="P25"/>
            <text:p text:style-name="P24">draw_board(+BoardState)</text:p>
            <text:p text:style-name="P23">Given a board state in the format described below, this predicate will present it on screen.</text:p>
            <text:p text:style-name="P23"/>
            <text:p text:style-name="P24">next_generation(+BoardState, -NextGenerationBoardState)</text:p>
            <text:p text:style-name="P23">This performs a Conway Crank and produces the next generation board state.</text:p>
            <text:p text:style-name="P23"/>
            <text:p text:style-name="P24">play(+Showboard, +FirstPlayerStrategy, +SecondPlayerStrategy, </text:p>
            <text:p text:style-name="P24">-NumberOfMoves, -WinningPlayer)</text:p>
            <text:p text:style-name="P25">This will play a game given the strategy of player 1 and the strategy of player 2. The <text:span text:style-name="T7">+Showboard</text:span> variable is either set to <text:span text:style-name="T7">verbose</text:span>, in which case it will print out the board states as the game progresses, or <text:span text:style-name="T7">quiet</text:span>, in which case it just returns an answer, namely the <text:span text:style-name="T7">NumberOfMoves</text:span> in the completed game and the colour of the <text:span text:style-name="T7">WinningPlayer</text:span>.</text:p>
            <text:p text:style-name="P23"/>
          </table:table-cell>
        </table:table-row>
      </table:table>
      <text:p text:style-name="Standard"/>
      <text:p text:style-name="Text_20_body">Board states are represented in the program as pairs of lists, where the first list contains the co-ordinates of all the alive blue pieces and the second list contains the co-ordinates of all the alive red pieces. For example, this is a simple board state with two alive blues and one alive red: </text:p>
      <text:p text:style-name="P6"/>
      <text:p text:style-name="P6">[[[3,4],[5,7]],[[8,8]]]</text:p>
      <text:h text:style-name="P33" text:outline-level="3">Question 2</text:h>
      <text:p text:style-name="P6"/>
      <text:p text:style-name="Text_20_body">In the box below, write down the Prolog representation for the initial board state given in question 1. <text:s/></text:p>
      <text:p text:style-name="P6"/>
      <table:table table:name="Table6" table:style-name="Table6">
        <table:table-column table:style-name="Table6.A"/>
        <table:table-row table:style-name="Table6.1">
          <table:table-cell table:style-name="Table6.A1" office:value-type="string">
            <text:p text:style-name="P6">[[[3, 4], [3, 5], [3, 8], [4, 1], [4, 2], [5, 2], [5, 4], [5, 6], [5, 7], [6, 2], [7, 3], [7, 5]], [[1, 8], [2, 2], [3, 7], [4, 6], [5, 3], [6, 6], [7, 6], [7, 7], [7, 8], [8, 3], [8, 7], [8, 8]]]</text:p>
          </table:table-cell>
        </table:table-row>
      </table:table>
      <text:p text:style-name="P6"/>
      <text:p text:style-name="P6">Use this representation, and the predicate </text:p>
      <text:p text:style-name="P6"/>
      <text:p text:style-name="P6"><text:span text:style-name="T7">next_generation(+BoardState, -NextGenerationBoardState)</text:span> </text:p>
      <text:p text:style-name="P6"/>
      <text:p text:style-name="P6">to check whether your answer for question 1 was correct. If it is, then run a further two generations, and put the resulting board states in the tables below:</text:p>
      <text:p text:style-name="P6"/>
      <text:p text:style-name="P6">| ?- next_generation([[[3, 4], [3, 5], [3, 8], [4, 1], [4, 2], [5, 2], [5, 4], [5, 6], [5, 7], [6, 2], [7, 3], [7, 5]], [[1, 8], [2, 2], [3, 7], [4, 6], [5, 3], [6, 6], [7, 6], [7, 7], [7, 8], [8, 3], [8, 7], [8, 8]]], X).</text:p>
      <text:p text:style-name="P6"/>
      <text:p text:style-name="P6">X = [[[3,1],[3,2],[3,3],[3,5],[4,1],[4,2],[4,8],[5,6],[5,7],[6,2],[7,2],[7,3],[7,4],[7,5],[8,4]],[[2,7],[2,8],[3,6],[3,7],[6,8],[7,8],[8,8]]] ? </text:p>
      <text:p text:style-name="P6"/>
      <text:p text:style-name="P6">yes</text:p>
      <text:p text:style-name="P6"/>
      <text:p text:style-name="P6">| ?- next_generation([[[3,1],[3,2],[3,3],[3,5],[4,1],[4,2],[4,8],[5,6],[5,7],[6,2],[7,2],[7,3],[7,4],[7,5],[8,4]],[[2,7],[2,8],[3,6],[3,7],[6,8],[7,8],[8,8]]], X).</text:p>
      <text:p text:style-name="P6"/>
      <text:p text:style-name="P6">X = [[[2,2],[3,1],[3,3],[4,1],[4,3],[4,5],[4,8],[5,1],[5,2],[5,7],[5,8],[6,2],[6,4],[6,5],[6,6],[7,2],[7,4],[7,5],[8,4],[8,5]],[[2,7],[2,8],[3,6],[6,8],[7,7],[7,8]]] ? </text:p>
      <text:p text:style-name="P6"/>
      <text:p text:style-name="P6">yes</text:p>
      <text:p text:style-name="P6"/>
      <text:p text:style-name="P6">| ?- next_generation([[[2,2],[3,1],[3,3],[4,1],[4,3],[4,5],[4,8],[5,1],[5,2],[5,7],[5,8],[6,2],[6,4],[6,5],[6,6],[7,2],[7,4],[7,5],[8,4],[8,5]],[[2,7],[2,8],[3,6],[6,8],[7,7],[7,8]]], X).</text:p>
      <text:p text:style-name="P6"/>
      <text:p text:style-name="P6">X = [[[2,2],[3,1],[3,3],[3,4],[4,1],[4,3],[4,4],[4,6],[4,8],[5,1],[5,8],[6,2],[6,4],[8,3],[8,4],[8,5],[8,6]],[[2,7],[3,6],[3,8],[7,7],[7,8]]] ? </text:p>
      <text:p text:style-name="P6"/>
      <text:p text:style-name="P6">yes</text:p>
      <text:p text:style-name="P6"/>
      <text:p text:style-name="P6"/>
      <text:p text:style-name="P18"><draw:frame draw:style-name="fr1" draw:name="Frame3" text:anchor-type="char" svg:x="4.374cm" svg:y="0.002cm" svg:width="5.935cm" svg:height="0.369cm" draw:z-index="1"><draw:text-box><table:table table:name="Table7" table:style-name="Table7"><table:table-column table:style-name="Table7.A"/><table:table-column table:style-name="Table7.B" table:number-columns-repeated="7"/><table:table-column table:style-name="Table7.I"/><table:table-row table:style-name="Table7.1"><table:table-cell table:style-name="Table7.A1" office:value-type="string"><text:p text:style-name="P14"/></table:table-cell><table:table-cell table:style-name="Table7.A1" office:value-type="string"><text:p text:style-name="P11">1</text:p></table:table-cell><table:table-cell table:style-name="Table7.A1" office:value-type="string"><text:p text:style-name="P11">2</text:p></table:table-cell><table:table-cell table:style-name="Table7.A1" office:value-type="string"><text:p text:style-name="P11">3</text:p></table:table-cell><table:table-cell table:style-name="Table7.A1" office:value-type="string"><text:p text:style-name="P11">4</text:p></table:table-cell><table:table-cell table:style-name="Table7.A1" office:value-type="string"><text:p text:style-name="P11">5</text:p></table:table-cell><table:table-cell table:style-name="Table7.A1" office:value-type="string"><text:p text:style-name="P11">6</text:p></table:table-cell><table:table-cell table:style-name="Table7.A1" office:value-type="string"><text:p text:style-name="P11">7</text:p></table:table-cell><table:table-cell table:style-name="Table7.I1" office:value-type="string"><text:p text:style-name="P11">8</text:p></table:table-cell></table:table-row><table:table-row table:style-name="Table7.1"><table:table-cell table:style-name="Table7.A1" office:value-type="string"><text:p text:style-name="P11">1</text:p></table:table-cell><table:table-cell table:style-name="Table7.B2" office:value-type="string"><text:p text:style-name="P14"/></table:table-cell><table:table-cell table:style-name="Table7.C2" office:value-type="string"><text:p text:style-name="P14"/></table:table-cell><table:table-cell table:style-name="Table7.D2" office:value-type="string"><text:p text:style-name="P14"/></table:table-cell><table:table-cell table:style-name="Table7.E2" office:value-type="string"><text:p text:style-name="P14"/></table:table-cell><table:table-cell table:style-name="Table7.F2" office:value-type="string"><text:p text:style-name="P14"/></table:table-cell><table:table-cell table:style-name="Table7.G2" office:value-type="string"><text:p text:style-name="P14"/></table:table-cell><table:table-cell table:style-name="Table7.H2" office:value-type="string"><text:p text:style-name="P14"/></table:table-cell><table:table-cell table:style-name="Table7.I2" office:value-type="string"><text:p text:style-name="P14"/></table:table-cell></table:table-row><table:table-row table:style-name="Table7.3"><table:table-cell table:style-name="Table7.A1" office:value-type="string"><text:p text:style-name="P11">2</text:p></table:table-cell><table:table-cell table:style-name="Table7.B3" office:value-type="string"><text:p text:style-name="P14"/></table:table-cell><table:table-cell table:style-name="Table7.C3" office:value-type="string"><text:p text:style-name="P14"/></table:table-cell><table:table-cell table:style-name="Table7.D3" office:value-type="string"><text:p text:style-name="P14"/></table:table-cell><table:table-cell table:style-name="Table7.E3" office:value-type="string"><text:p text:style-name="P14"/></table:table-cell><table:table-cell table:style-name="Table7.F3" office:value-type="string"><text:p text:style-name="P14"/></table:table-cell><table:table-cell table:style-name="Table7.G3" office:value-type="string"><text:p text:style-name="P14"/></table:table-cell><table:table-cell table:style-name="Table7.H3" office:value-type="string"><text:p text:style-name="P14"/></table:table-cell><table:table-cell table:style-name="Table7.I3" office:value-type="string"><text:p text:style-name="P14"/></table:table-cell></table:table-row><table:table-row table:style-name="Table7.1"><table:table-cell table:style-name="Table7.A1" office:value-type="string"><text:p text:style-name="P11">3</text:p></table:table-cell><table:table-cell table:style-name="Table7.B4" office:value-type="string"><text:p text:style-name="P14"/></table:table-cell><table:table-cell table:style-name="Table7.C4" office:value-type="string"><text:p text:style-name="P14"/></table:table-cell><table:table-cell table:style-name="Table7.D4" office:value-type="string"><text:p text:style-name="P14"/></table:table-cell><table:table-cell table:style-name="Table7.E4" office:value-type="string"><text:p text:style-name="P14"/></table:table-cell><table:table-cell table:style-name="Table7.F4" office:value-type="string"><text:p text:style-name="P14"/></table:table-cell><table:table-cell table:style-name="Table7.G4" office:value-type="string"><text:p text:style-name="P14"/></table:table-cell><table:table-cell table:style-name="Table7.H4" office:value-type="string"><text:p text:style-name="P14"/></table:table-cell><table:table-cell table:style-name="Table7.I4" office:value-type="string"><text:p text:style-name="P14"/></table:table-cell></table:table-row><table:table-row table:style-name="Table7.1"><table:table-cell table:style-name="Table7.A1" office:value-type="string"><text:p text:style-name="P11">4</text:p></table:table-cell><table:table-cell table:style-name="Table7.B5" office:value-type="string"><text:p text:style-name="P14"/></table:table-cell><table:table-cell table:style-name="Table7.C5" office:value-type="string"><text:p text:style-name="P14"/></table:table-cell><table:table-cell table:style-name="Table7.D5" office:value-type="string"><text:p text:style-name="P14"/></table:table-cell><table:table-cell table:style-name="Table7.E5" office:value-type="string"><text:p text:style-name="P14"/></table:table-cell><table:table-cell table:style-name="Table7.F5" office:value-type="string"><text:p text:style-name="P14"/></table:table-cell><table:table-cell table:style-name="Table7.G5" office:value-type="string"><text:p text:style-name="P14"/></table:table-cell><table:table-cell table:style-name="Table7.H5" office:value-type="string"><text:p text:style-name="P14"/></table:table-cell><table:table-cell table:style-name="Table7.I5" office:value-type="string"><text:p text:style-name="P14"/></table:table-cell></table:table-row><table:table-row table:style-name="Table7.1"><table:table-cell table:style-name="Table7.A1" office:value-type="string"><text:p text:style-name="P11">5</text:p></table:table-cell><table:table-cell table:style-name="Table7.B6" office:value-type="string"><text:p text:style-name="P14"/></table:table-cell><table:table-cell table:style-name="Table7.C6" office:value-type="string"><text:p text:style-name="P14"/></table:table-cell><table:table-cell table:style-name="Table7.D6" office:value-type="string"><text:p text:style-name="P14"/></table:table-cell><table:table-cell table:style-name="Table7.E6" office:value-type="string"><text:p text:style-name="P14"/></table:table-cell><table:table-cell table:style-name="Table7.F6" office:value-type="string"><text:p text:style-name="P14"/></table:table-cell><table:table-cell table:style-name="Table7.G6" office:value-type="string"><text:p text:style-name="P14"/></table:table-cell><table:table-cell table:style-name="Table7.H6" office:value-type="string"><text:p text:style-name="P14"/></table:table-cell><table:table-cell table:style-name="Table7.I6" office:value-type="string"><text:p text:style-name="P14"/></table:table-cell></table:table-row><table:table-row table:style-name="Table7.1"><table:table-cell table:style-name="Table7.A1" office:value-type="string"><text:p text:style-name="P11">6</text:p></table:table-cell><table:table-cell table:style-name="Table7.B7" office:value-type="string"><text:p text:style-name="P14"/></table:table-cell><table:table-cell table:style-name="Table7.C7" office:value-type="string"><text:p text:style-name="P14"/></table:table-cell><table:table-cell table:style-name="Table7.D7" office:value-type="string"><text:p text:style-name="P14"/></table:table-cell><table:table-cell table:style-name="Table7.E7" office:value-type="string"><text:p text:style-name="P14"/></table:table-cell><table:table-cell table:style-name="Table7.F7" office:value-type="string"><text:p text:style-name="P14"/></table:table-cell><table:table-cell table:style-name="Table7.G7" office:value-type="string"><text:p text:style-name="P14"/></table:table-cell><table:table-cell table:style-name="Table7.H7" office:value-type="string"><text:p text:style-name="P14"/></table:table-cell><table:table-cell table:style-name="Table7.I7" office:value-type="string"><text:p text:style-name="P14"/></table:table-cell></table:table-row><table:table-row table:style-name="Table7.3"><table:table-cell table:style-name="Table7.A1" office:value-type="string"><text:p text:style-name="P11">7</text:p></table:table-cell><table:table-cell table:style-name="Table7.B8" office:value-type="string"><text:p text:style-name="P14"/></table:table-cell><table:table-cell table:style-name="Table7.C8" office:value-type="string"><text:p text:style-name="P14"/></table:table-cell><table:table-cell table:style-name="Table7.D8" office:value-type="string"><text:p text:style-name="P14"/></table:table-cell><table:table-cell table:style-name="Table7.E8" office:value-type="string"><text:p text:style-name="P14"/></table:table-cell><table:table-cell table:style-name="Table7.F8" office:value-type="string"><text:p text:style-name="P14"/></table:table-cell><table:table-cell table:style-name="Table7.G8" office:value-type="string"><text:p text:style-name="P14"/></table:table-cell><table:table-cell table:style-name="Table7.H8" office:value-type="string"><text:p text:style-name="P14"/></table:table-cell><table:table-cell table:style-name="Table7.I8" office:value-type="string"><text:p text:style-name="P14"/></table:table-cell></table:table-row><table:table-row table:style-name="Table7.9"><table:table-cell table:style-name="Table7.A1" office:value-type="string"><text:p text:style-name="P11">8</text:p></table:table-cell><table:table-cell table:style-name="Table7.B9" office:value-type="string"><text:p text:style-name="P14"/></table:table-cell><table:table-cell table:style-name="Table7.C9" office:value-type="string"><text:p text:style-name="P14"/></table:table-cell><table:table-cell table:style-name="Table7.D9" office:value-type="string"><text:p text:style-name="P14"/></table:table-cell><table:table-cell table:style-name="Table7.E9" office:value-type="string"><text:p text:style-name="P14"/></table:table-cell><table:table-cell table:style-name="Table7.F9" office:value-type="string"><text:p text:style-name="P14"/></table:table-cell><table:table-cell table:style-name="Table7.G9" office:value-type="string"><text:p text:style-name="P14"/></table:table-cell><table:table-cell table:style-name="Table7.H9" office:value-type="string"><text:p text:style-name="P14"/></table:table-cell><table:table-cell table:style-name="Table7.I9" office:value-type="string"><text:p text:style-name="P14"/></table:table-cell></table:table-row></table:table><text:p text:style-name="Standard"><text:s/></text:p></draw:text-box></draw:frame></text:p>
      <text:p text:style-name="P6"><draw:frame draw:style-name="fr2" draw:name="Frame4" text:anchor-type="char" svg:x="13.43cm" svg:y="-0.025cm" svg:width="5.935cm" svg:height="4.496cm" draw:z-index="2"><draw:text-box><table:table table:name="Table8" table:style-name="Table8"><table:table-column table:style-name="Table8.A"/><table:table-column table:style-name="Table8.B" table:number-columns-repeated="7"/><table:table-column table:style-name="Table8.I"/><table:table-row table:style-name="Table8.1"><table:table-cell table:style-name="Table8.A1" office:value-type="string"><text:p text:style-name="P14"/></table:table-cell><table:table-cell table:style-name="Table8.A1" office:value-type="string"><text:p text:style-name="P11">1</text:p></table:table-cell><table:table-cell table:style-name="Table8.A1" office:value-type="string"><text:p text:style-name="P11">2</text:p></table:table-cell><table:table-cell table:style-name="Table8.A1" office:value-type="string"><text:p text:style-name="P11">3</text:p></table:table-cell><table:table-cell table:style-name="Table8.A1" office:value-type="string"><text:p text:style-name="P11">4</text:p></table:table-cell><table:table-cell table:style-name="Table8.A1" office:value-type="string"><text:p text:style-name="P11">5</text:p></table:table-cell><table:table-cell table:style-name="Table8.A1" office:value-type="string"><text:p text:style-name="P11">6</text:p></table:table-cell><table:table-cell table:style-name="Table8.A1" office:value-type="string"><text:p text:style-name="P11">7</text:p></table:table-cell><table:table-cell table:style-name="Table8.I1" office:value-type="string"><text:p text:style-name="P11">8</text:p></table:table-cell></table:table-row><table:table-row table:style-name="Table8.1"><table:table-cell table:style-name="Table8.A1" office:value-type="string"><text:p text:style-name="P11">1</text:p></table:table-cell><table:table-cell table:style-name="Table8.B2" office:value-type="string"><text:p text:style-name="P14"/></table:table-cell><table:table-cell table:style-name="Table8.C2" office:value-type="string"><text:p text:style-name="P14"/></table:table-cell><table:table-cell table:style-name="Table8.D2" office:value-type="string"><text:p text:style-name="P14"/></table:table-cell><table:table-cell table:style-name="Table8.E2" office:value-type="string"><text:p text:style-name="P14"/></table:table-cell><table:table-cell table:style-name="Table8.F2" office:value-type="string"><text:p text:style-name="P14"/></table:table-cell><table:table-cell table:style-name="Table8.G2" office:value-type="string"><text:p text:style-name="P14"/></table:table-cell><table:table-cell table:style-name="Table8.H2" office:value-type="string"><text:p text:style-name="P14"/></table:table-cell><table:table-cell table:style-name="Table8.I2" office:value-type="string"><text:p text:style-name="P14"/></table:table-cell></table:table-row><table:table-row table:style-name="Table8.3"><table:table-cell table:style-name="Table8.A1" office:value-type="string"><text:p text:style-name="P11">2</text:p></table:table-cell><table:table-cell table:style-name="Table8.B3" office:value-type="string"><text:p text:style-name="P14"/></table:table-cell><table:table-cell table:style-name="Table8.C3" office:value-type="string"><text:p text:style-name="P14">b</text:p></table:table-cell><table:table-cell table:style-name="Table8.D3" office:value-type="string"><text:p text:style-name="P14"/></table:table-cell><table:table-cell table:style-name="Table8.E3" office:value-type="string"><text:p text:style-name="P14"/></table:table-cell><table:table-cell table:style-name="Table8.F3" office:value-type="string"><text:p text:style-name="P14"/></table:table-cell><table:table-cell table:style-name="Table8.G3" office:value-type="string"><text:p text:style-name="P14"/></table:table-cell><table:table-cell table:style-name="Table8.H3" office:value-type="string"><text:p text:style-name="P14">r</text:p></table:table-cell><table:table-cell table:style-name="Table8.I3" office:value-type="string"><text:p text:style-name="P14"/></table:table-cell></table:table-row><table:table-row table:style-name="Table8.1"><table:table-cell table:style-name="Table8.A1" office:value-type="string"><text:p text:style-name="P11">3</text:p></table:table-cell><table:table-cell table:style-name="Table8.B4" office:value-type="string"><text:p text:style-name="P14">b</text:p></table:table-cell><table:table-cell table:style-name="Table8.C4" office:value-type="string"><text:p text:style-name="P14"/></table:table-cell><table:table-cell table:style-name="Table8.D4" office:value-type="string"><text:p text:style-name="P14">b</text:p></table:table-cell><table:table-cell table:style-name="Table8.E4" office:value-type="string"><text:p text:style-name="P14">b</text:p></table:table-cell><table:table-cell table:style-name="Table8.F4" office:value-type="string"><text:p text:style-name="P14"/></table:table-cell><table:table-cell table:style-name="Table8.G4" office:value-type="string"><text:p text:style-name="P14">r</text:p></table:table-cell><table:table-cell table:style-name="Table8.H4" office:value-type="string"><text:p text:style-name="P14"/></table:table-cell><table:table-cell table:style-name="Table8.I4" office:value-type="string"><text:p text:style-name="P14">r</text:p></table:table-cell></table:table-row><table:table-row table:style-name="Table8.1"><table:table-cell table:style-name="Table8.A1" office:value-type="string"><text:p text:style-name="P11">4</text:p></table:table-cell><table:table-cell table:style-name="Table8.B5" office:value-type="string"><text:p text:style-name="P14">b</text:p></table:table-cell><table:table-cell table:style-name="Table8.C5" office:value-type="string"><text:p text:style-name="P14"/></table:table-cell><table:table-cell table:style-name="Table8.D5" office:value-type="string"><text:p text:style-name="P14">b</text:p></table:table-cell><table:table-cell table:style-name="Table8.E5" office:value-type="string"><text:p text:style-name="P14">b</text:p></table:table-cell><table:table-cell table:style-name="Table8.F5" office:value-type="string"><text:p text:style-name="P14"/></table:table-cell><table:table-cell table:style-name="Table8.G5" office:value-type="string"><text:p text:style-name="P14">b</text:p></table:table-cell><table:table-cell table:style-name="Table8.H5" office:value-type="string"><text:p text:style-name="P14"/></table:table-cell><table:table-cell table:style-name="Table8.I5" office:value-type="string"><text:p text:style-name="P14">b</text:p></table:table-cell></table:table-row><table:table-row table:style-name="Table8.1"><table:table-cell table:style-name="Table8.A1" office:value-type="string"><text:p text:style-name="P11">5</text:p></table:table-cell><table:table-cell table:style-name="Table8.B6" office:value-type="string"><text:p text:style-name="P14">b</text:p></table:table-cell><table:table-cell table:style-name="Table8.C6" office:value-type="string"><text:p text:style-name="P14"/></table:table-cell><table:table-cell table:style-name="Table8.D6" office:value-type="string"><text:p text:style-name="P14"/></table:table-cell><table:table-cell table:style-name="Table8.E6" office:value-type="string"><text:p text:style-name="P14"/></table:table-cell><table:table-cell table:style-name="Table8.F6" office:value-type="string"><text:p text:style-name="P14"/></table:table-cell><table:table-cell table:style-name="Table8.G6" office:value-type="string"><text:p text:style-name="P14"/></table:table-cell><table:table-cell table:style-name="Table8.H6" office:value-type="string"><text:p text:style-name="P14"/></table:table-cell><table:table-cell table:style-name="Table8.I6" office:value-type="string"><text:p text:style-name="P14">b</text:p></table:table-cell></table:table-row><table:table-row table:style-name="Table8.1"><table:table-cell table:style-name="Table8.A1" office:value-type="string"><text:p text:style-name="P11">6</text:p></table:table-cell><table:table-cell table:style-name="Table8.B7" office:value-type="string"><text:p text:style-name="P14"/></table:table-cell><table:table-cell table:style-name="Table8.C7" office:value-type="string"><text:p text:style-name="P14">b</text:p></table:table-cell><table:table-cell table:style-name="Table8.D7" office:value-type="string"><text:p text:style-name="P14"/></table:table-cell><table:table-cell table:style-name="Table8.E7" office:value-type="string"><text:p text:style-name="P14">b</text:p></table:table-cell><table:table-cell table:style-name="Table8.F7" office:value-type="string"><text:p text:style-name="P14"/></table:table-cell><table:table-cell table:style-name="Table8.G7" office:value-type="string"><text:p text:style-name="P14"/></table:table-cell><table:table-cell table:style-name="Table8.H7" office:value-type="string"><text:p text:style-name="P14"/></table:table-cell><table:table-cell table:style-name="Table8.I7" office:value-type="string"><text:p text:style-name="P14"/></table:table-cell></table:table-row><table:table-row table:style-name="Table8.3"><table:table-cell table:style-name="Table8.A1" office:value-type="string"><text:p text:style-name="P11">7</text:p></table:table-cell><table:table-cell table:style-name="Table8.B8" office:value-type="string"><text:p text:style-name="P14"/></table:table-cell><table:table-cell table:style-name="Table8.C8" office:value-type="string"><text:p text:style-name="P14"/></table:table-cell><table:table-cell table:style-name="Table8.D8" office:value-type="string"><text:p text:style-name="P14"/></table:table-cell><table:table-cell table:style-name="Table8.E8" office:value-type="string"><text:p text:style-name="P14"/></table:table-cell><table:table-cell table:style-name="Table8.F8" office:value-type="string"><text:p text:style-name="P14"/></table:table-cell><table:table-cell table:style-name="Table8.G8" office:value-type="string"><text:p text:style-name="P14"/></table:table-cell><table:table-cell table:style-name="Table8.H8" office:value-type="string"><text:p text:style-name="P14">r</text:p></table:table-cell><table:table-cell table:style-name="Table8.I8" office:value-type="string"><text:p text:style-name="P14">r</text:p></table:table-cell></table:table-row><table:table-row table:style-name="Table8.9"><table:table-cell table:style-name="Table8.A1" office:value-type="string"><text:p text:style-name="P11">8</text:p></table:table-cell><table:table-cell table:style-name="Table8.B9" office:value-type="string"><text:p text:style-name="P14"/></table:table-cell><table:table-cell table:style-name="Table8.C9" office:value-type="string"><text:p text:style-name="P14"/></table:table-cell><table:table-cell table:style-name="Table8.D9" office:value-type="string"><text:p text:style-name="P14">b</text:p></table:table-cell><table:table-cell table:style-name="Table8.E9" office:value-type="string"><text:p text:style-name="P14">b</text:p></table:table-cell><table:table-cell table:style-name="Table8.F9" office:value-type="string"><text:p text:style-name="P14">b</text:p></table:table-cell><table:table-cell table:style-name="Table8.G9" office:value-type="string"><text:p text:style-name="P14">b</text:p></table:table-cell><table:table-cell table:style-name="Table8.H9" office:value-type="string"><text:p text:style-name="P14"/></table:table-cell><table:table-cell table:style-name="Table8.I9" office:value-type="string"><text:p text:style-name="P14"/></table:table-cell></table:table-row></table:table><text:p text:style-name="Standard"><text:s/></text:p></draw:text-box></draw:frame></text:p>
      <text:p text:style-name="P6"/>
      <text:p text:style-name="P6"/>
      <text:p text:style-name="P6"/>
      <text:p text:style-name="P6">3<text:span text:style-name="T9">rd</text:span> Generation: <text:s/>[[[2,2],[3,1],[3,3],[4,1],[4,3],[4,5],[4,8],[5,1],[5,2],[5,7],[5,8],[6,2],[6,4],[6,5],[6,6],[7,2],[7,4],[7,5],[8,4],[8,5]],[[2,7],[2,8],[3,6],[6,8],[7,7],[7,8]]]</text:p>
      <text:p text:style-name="P6"/>
      <text:p text:style-name="P6">4<text:span text:style-name="T9">th</text:span> Generation: [[[2,2],[3,1],[3,3],[3,4],[4,1],[4,3],[4,4],[4,6],[4,8],[5,1],[5,8],[6,2],[6,4],[8,3],[8,4],[8,5],[8,6]],[[2,7],[3,6],[3,8],[7,7],[7,8]]] </text:p>
      <text:p text:style-name="P6"/>
      <text:p text:style-name="P6"/>
      <text:p text:style-name="P6"/>
      <text:p text:style-name="P6"><text:soft-page-break/></text:p>
      <text:p text:style-name="P6"/>
      <text:h text:style-name="Heading_20_3" text:outline-level="3">Question 3</text:h>
      <text:p text:style-name="Standard"/>
      <text:p text:style-name="Standard">In a Prolog shell, load the file <text:span text:style-name="T7">war_of_life.pl</text:span> and run this query:</text:p>
      <text:p text:style-name="Standard"/>
      <text:p text:style-name="P11">play(verbose, random, random, NumMoves, WinningPlayer).</text:p>
      <text:p text:style-name="Standard"/>
      <text:p text:style-name="Text_20_body">This will play a game of war of life. Each player will randomly move a piece until the game is won or drawn. The predicate records how many moves there were in the game and who won. Run this a few times to get a feel for what it does and how the games progress when players choose randomly.</text:p>
      <text:p text:style-name="P6"/>
      <text:p text:style-name="P6">Now open a new file called <text:span text:style-name="T7">my_wol.pl</text:span>. In the file, write a Prolog program to act as a wrapper for the <text:span text:style-name="T7">play/5</text:span> predicate. In particular, you should write a predicate called <text:span text:style-name="T7">test_strategy/3</text:span> which takes three inputs: the number of games, N, to play, the strategy for player 1 and the strategy for player 2. When run, the predicate will play the war of life game N times and tell you (print to screen) how many draws and how many wins for each player there have been, the longest, shortest, and average moves in a game, and the average time taken to play a game. Use the <text:span text:style-name="T7">test_strategy/3</text:span> predicate to run the game 1000 times, with both players moving pieces randomly. Record the results in this box:</text:p>
      <text:p text:style-name="P6"/>
      <table:table table:name="Table9" table:style-name="Table9">
        <table:table-column table:style-name="Table9.A"/>
        <table:table-column table:style-name="Table9.B"/>
        <table:table-row table:style-name="Table9.1">
          <table:table-cell table:style-name="Table9.A1" office:value-type="string">
            <text:p text:style-name="Standard">Number of draws</text:p>
          </table:table-cell>
          <table:table-cell table:style-name="Table9.B1" office:value-type="string">
            <text:p text:style-name="P10">0</text:p>
          </table:table-cell>
        </table:table-row>
        <table:table-row table:style-name="Table9.1">
          <table:table-cell table:style-name="Table9.A1" office:value-type="string">
            <text:p text:style-name="Standard">Number of wins for player 1 (blue)</text:p>
          </table:table-cell>
          <table:table-cell table:style-name="Table9.B1" office:value-type="string">
            <text:p text:style-name="P10">479</text:p>
          </table:table-cell>
        </table:table-row>
        <table:table-row table:style-name="Table9.1">
          <table:table-cell table:style-name="Table9.A1" office:value-type="string">
            <text:p text:style-name="Standard">Number of wins for player 2 (red)</text:p>
          </table:table-cell>
          <table:table-cell table:style-name="Table9.B1" office:value-type="string">
            <text:p text:style-name="P10">468</text:p>
          </table:table-cell>
        </table:table-row>
        <table:table-row table:style-name="Table9.1">
          <table:table-cell table:style-name="Table9.A1" office:value-type="string">
            <text:p text:style-name="Standard">Longest (non-exhaustive) game</text:p>
          </table:table-cell>
          <table:table-cell table:style-name="Table9.B1" office:value-type="string">
            <text:p text:style-name="P10">48</text:p>
          </table:table-cell>
        </table:table-row>
        <table:table-row table:style-name="Table9.1">
          <table:table-cell table:style-name="Table9.A1" office:value-type="string">
            <text:p text:style-name="Standard">Shortest game</text:p>
          </table:table-cell>
          <table:table-cell table:style-name="Table9.B1" office:value-type="string">
            <text:p text:style-name="P10">2</text:p>
          </table:table-cell>
        </table:table-row>
        <table:table-row table:style-name="Table9.1">
          <table:table-cell table:style-name="Table9.A1" office:value-type="string">
            <text:p text:style-name="Standard">Average game length (including exhaustives)</text:p>
          </table:table-cell>
          <table:table-cell table:style-name="Table9.B1" office:value-type="string">
            <text:p text:style-name="P10">11.228</text:p>
          </table:table-cell>
        </table:table-row>
        <table:table-row table:style-name="Table9.1">
          <table:table-cell table:style-name="Table9.A1" office:value-type="string">
            <text:p text:style-name="Standard">Average game time</text:p>
          </table:table-cell>
          <table:table-cell table:style-name="Table9.B1" office:value-type="string">
            <text:p text:style-name="P10">0.018</text:p>
          </table:table-cell>
        </table:table-row>
      </table:table>
      <text:p text:style-name="Standard"/>
      <text:h text:style-name="P34" text:outline-level="3">Question 4</text:h>
      <text:p text:style-name="P6">Does it look like there is any advantage to playing first if both players choose moves randomly? Answer in the space below.</text:p>
      <text:p text:style-name="P6"/>
      <text:p text:style-name="P5">Answer 4</text:p>
      <text:p text:style-name="Standard">After running test_strategy(1000,random,random) a few times, it looked like the first player won by a margin of 4,5 wins more often. Though, it's difficult to say if that's just random or not, due to the small sample set. It's not easy to have a big sample set because of the “long” running time of test_strategy. Runnning test_strategy with a smaller number of game plays, makes it faster but the out come looks much more random.</text:p>
      <text:p text:style-name="Standard"/>
      <text:p text:style-name="Standard"/>
      <text:p text:style-name="Standard"/>
      <text:p text:style-name="Standard"/>
      <text:p text:style-name="Standard"/>
      <text:p text:style-name="Standard"/>
      <text:h text:style-name="P31" text:outline-level="2">Part 2 – Implementing Strategies</text:h>
      <text:p text:style-name="Standard"/>
      <text:p text:style-name="P6">In this part, we will be implementing search strategies in order to improve a war of life playing agent’s performance. They already have one strategy: <text:span text:style-name="T7">random</text:span>, which chooses any piece randomly and moves it randomly. The question is: can we implement any strategy which out-performs this one? </text:p>
      <text:p text:style-name="P6"/>
      <text:p text:style-name="P6">We will look at four strategies:</text:p>
      <text:p text:style-name="P6"/>
      <text:p text:style-name="P6"><text:span text:style-name="T4">Bloodlust:</text:span> </text:p>
      <text:p text:style-name="P6">This strategy chooses the next move for a player to be the one which (after Conway’s crank) produces the board state with the fewest number of opponent’s pieces on the board (ignoring the player’s own pieces).</text:p>
      <text:p text:style-name="P6"/>
      <text:p text:style-name="P6"><text:span text:style-name="T4">Self Preservation:</text:span> </text:p>
      <text:p text:style-name="P6">This strategy chooses the next move for a player to be the one which (after Conway’s crank) produces the board state with the largest number of that player’s pieces on the board (ignoring the opponent’s pieces).</text:p>
      <text:p text:style-name="P6"/>
      <text:p text:style-name="P4">Land Grab:</text:p>
      <text:p text:style-name="P6">This strategy chooses the next move for a player to be the one which (after Conway’s crank) produces the board state which maximises this function: Number of Player’s pieces – Number of Opponent’s pieces.</text:p>
      <text:p text:style-name="P6"/>
      <text:p text:style-name="P4">Minimax:</text:p>
      <text:p text:style-name="Text_20_body">This strategy looks two-ply ahead using the heuristic measure described in the Land Grab strategy. It should follow the minimax principle and take into account the opponent’s move after the one being chosen for the current player.</text:p>
      <text:p text:style-name="Standard"/>
      <text:p text:style-name="Standard">In your file <text:span text:style-name="T8">my_wol.pl</text:span>, write five predicates:</text:p>
      <text:p text:style-name="Standard"/>
      <text:p text:style-name="P16">bloodlust(+PlayerColour, +CurrentBoardState, -NewBoardState, -Move).</text:p>
      <text:p text:style-name="P16">self_preservation(+PlayerColour, +CurrentBoardState, -NewBoardState, -Move).</text:p>
      <text:p text:style-name="P16">land_grab(+PlayerColour, +CurrentBoardState, -NewBoardState, -Move).</text:p>
      <text:p text:style-name="P16">minimax(+PlayerColour, +CurrentBoardState, -NewBoardState, -Move).</text:p>
      <text:p text:style-name="Standard"/>
      <text:p text:style-name="P6">These predicates will implement the four strategies described above by choosing the next move for a player. They will all do the same thing: choose the next <text:s/>move for the player. <text:span text:style-name="T7">PlayerColour</text:span> will either be the constant <text:span text:style-name="T7">b</text:span> for blue or <text:span text:style-name="T7">r</text:span> for red. The <text:span text:style-name="T7">CurrentBoardState</text:span> will be the state of the board upon which the move choice is going to be made. The predicate will produce a <text:span text:style-name="T7">NewBoardState</text:span>, in the usual representation (pair of lists) which will represent the board state after the move, but <text:span text:style-name="T3">before</text:span> Conway’s <text:soft-page-break/>crank is turned. The predicate will also return the <text:span text:style-name="T7">Move</text:span> that changed the current to the new board state. This will be represented as a list [r1,c1,r2,c2] where the move chosen is to move the piece at co-ordinate (r1, c1) to the <text:span text:style-name="T3">empty</text:span> cell at co-ordinate (r2, c2).</text:p>
      <text:p text:style-name="P6"><text:s/></text:p>
      <text:p text:style-name="P6">It should be possible to run these strategies in the same way as the random strategy, using the constants <text:span text:style-name="T7">bloodlust,</text:span> <text:span text:style-name="T7">self_preservation</text:span>, <text:span text:style-name="T7">land_grab</text:span>. For example, if you load <text:span text:style-name="T7">war_of_life.pl</text:span> and <text:span text:style-name="T7">my_wol.pl</text:span> into Prolog, then type the query:</text:p>
      <text:p text:style-name="Standard"/>
      <text:p text:style-name="P17">play(verbose, bloodlust, land_grab, NumberOfMoves, WinningPlayer).</text:p>
      <text:p text:style-name="Standard"/>
      <text:p text:style-name="Text_20_body">this will play a game in which player 1 uses the bloodlust strategy and player 2 uses the land_grab strategy. Check that this is working OK by running a few games with different strategy pairings.</text:p>
      <text:p text:style-name="Standard"/>
      <text:h text:style-name="P31" text:outline-level="2">Part 3 – A Tournament</text:h>
      <text:p text:style-name="Standard"/>
      <text:h text:style-name="Heading_20_3" text:outline-level="3">Question 6</text:h>
      <text:p text:style-name="Standard"/>
      <text:p text:style-name="Text_20_body">We want to know which, if any, strategy is the best for playing this game, and we’ll do this by using a tournament. Play as many games as time will allow for each pairing of strategies, and fill in the table over the page.</text:p>
      <text:p text:style-name="Text_20_body"/>
      <text:p text:style-name="P26">Question 7</text:p>
      <text:p text:style-name="Text_20_body"/>
      <text:p text:style-name="Text_20_body">If both players have the same strategy, for which strategies does it appear that playing first is an advantage/disadvantage? Answer in the space below:</text:p>
      <text:p text:style-name="Text_20_body"/>
      <text:p text:style-name="Text_20_body"/>
      <text:p text:style-name="Standard"/>
      <text:p text:style-name="Standard"/>
      <text:p text:style-name="Standard"/>
      <text:p text:style-name="Standard"/>
      <text:h text:style-name="Heading_20_3" text:outline-level="3"/>
      <text:h text:style-name="Heading_20_3" text:outline-level="3">Question 8</text:h>
      <text:p text:style-name="Standard"/>
      <text:p text:style-name="Text_20_body">Imagine playing football in a gale force wind and where the pitch is extremely muddy. Here, it is hardly worth the players kicking the ball, because the environment plays too big a factor in the game. What evidence do you have against the claim that the environment plays a bigger part than the movement of pieces in the war of life game? The environment here is Conway’s Crank, which is beyond the control of the players. Answer in the space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Submitting Your Work</text:h>
      <text:p text:style-name="P19"/>
      <text:p text:style-name="P20"><text:span text:style-name="T3">Electronic submission: </text:span>submit a zipped directory WOL.zip containing 1) a <text:span text:style-name="T6">my_wol.pl </text:span>file <text:s/>and 2) a file worksheet.pdf (your completed version of this worksheet).</text:p>
      <text:p text:style-name="P20"><text:soft-page-break/></text:p>
      <text:p text:style-name="P20">Note: <text:span text:style-name="T6">my_wol.pl</text:span> should run under Sicstus on the lab machines – do not use SWI or other Prologs!</text:p>
      <text:p text:style-name="P3"/>
      <text:p text:style-name="P20"/>
      <table:table table:name="Table10" table:style-name="Table10">
        <table:table-column table:style-name="Table10.A"/>
        <table:table-column table:style-name="Table10.B"/>
        <table:table-column table:style-name="Table10.C" table:number-columns-repeated="4"/>
        <table:table-column table:style-name="Table10.G"/>
        <table:table-column table:style-name="Table10.H"/>
        <table:table-row table:style-name="Table10.1">
          <table:table-cell table:style-name="Table10.A1" office:value-type="string">
            <text:p text:style-name="P6">P1 strategy</text:p>
          </table:table-cell>
          <table:table-cell table:style-name="Table10.A1" office:value-type="string">
            <text:p text:style-name="P6">P2 strategy</text:p>
          </table:table-cell>
          <table:table-cell table:style-name="Table10.A1" office:value-type="string">
            <text:p text:style-name="P6">Games</text:p>
            <text:p text:style-name="P6">Played</text:p>
          </table:table-cell>
          <table:table-cell table:style-name="Table10.A1" office:value-type="string">
            <text:p text:style-name="P6">P1 wins</text:p>
          </table:table-cell>
          <table:table-cell table:style-name="Table10.A1" office:value-type="string">
            <text:p text:style-name="P6">P2 wins</text:p>
          </table:table-cell>
          <table:table-cell table:style-name="Table10.A1" office:value-type="string">
            <text:p text:style-name="P6">Draws</text:p>
          </table:table-cell>
          <table:table-cell table:style-name="Table10.A1" office:value-type="string">
            <text:p text:style-name="P6">Av. Game length</text:p>
          </table:table-cell>
          <table:table-cell table:style-name="Table10.H1" office:value-type="string">
            <text:p text:style-name="P6">Av. Game Time</text:p>
          </table:table-cell>
        </table:table-row>
        <table:table-row table:style-name="Table10.1">
          <table:table-cell table:style-name="Table10.A2" office:value-type="string">
            <text:p text:style-name="P6">Random</text:p>
          </table:table-cell>
          <table:table-cell table:style-name="Table10.B2" office:value-type="string">
            <text:p text:style-name="P6">Random</text:p>
          </table:table-cell>
          <table:table-cell table:style-name="Table10.C2" office:value-type="string">
            <text:p text:style-name="P7"/>
          </table:table-cell>
          <table:table-cell table:style-name="Table10.D2" office:value-type="string">
            <text:p text:style-name="P7"/>
          </table:table-cell>
          <table:table-cell table:style-name="Table10.E2" office:value-type="string">
            <text:p text:style-name="P7"/>
          </table:table-cell>
          <table:table-cell table:style-name="Table10.F2" office:value-type="string">
            <text:p text:style-name="P7"/>
          </table:table-cell>
          <table:table-cell table:style-name="Table10.G2" office:value-type="string">
            <text:p text:style-name="P7"/>
          </table:table-cell>
          <table:table-cell table:style-name="Table10.H2" office:value-type="string">
            <text:p text:style-name="P7"/>
          </table:table-cell>
        </table:table-row>
        <table:table-row table:style-name="Table10.1">
          <table:table-cell table:style-name="Table10.A3" office:value-type="string">
            <text:p text:style-name="P6">Random</text:p>
          </table:table-cell>
          <table:table-cell table:style-name="Table10.B3" office:value-type="string">
            <text:p text:style-name="P6">Bloodlust</text:p>
          </table:table-cell>
          <table:table-cell table:style-name="Table10.C3" office:value-type="string">
            <text:p text:style-name="P7"/>
          </table:table-cell>
          <table:table-cell table:style-name="Table10.D3" office:value-type="string">
            <text:p text:style-name="P7"/>
          </table:table-cell>
          <table:table-cell table:style-name="Table10.E3" office:value-type="string">
            <text:p text:style-name="P7"/>
          </table:table-cell>
          <table:table-cell table:style-name="Table10.F3" office:value-type="string">
            <text:p text:style-name="P7"/>
          </table:table-cell>
          <table:table-cell table:style-name="Table10.G3" office:value-type="string">
            <text:p text:style-name="P7"/>
          </table:table-cell>
          <table:table-cell table:style-name="Table10.H3" office:value-type="string">
            <text:p text:style-name="P7"/>
          </table:table-cell>
        </table:table-row>
        <table:table-row table:style-name="Table10.1">
          <table:table-cell table:style-name="Table10.A4" office:value-type="string">
            <text:p text:style-name="P6">Random</text:p>
          </table:table-cell>
          <table:table-cell table:style-name="Table10.B4" office:value-type="string">
            <text:p text:style-name="P6">Self Preservation</text:p>
          </table:table-cell>
          <table:table-cell table:style-name="Table10.C4" office:value-type="string">
            <text:p text:style-name="P7"/>
          </table:table-cell>
          <table:table-cell table:style-name="Table10.D4" office:value-type="string">
            <text:p text:style-name="P7"/>
          </table:table-cell>
          <table:table-cell table:style-name="Table10.E4" office:value-type="string">
            <text:p text:style-name="P7"/>
          </table:table-cell>
          <table:table-cell table:style-name="Table10.F4" office:value-type="string">
            <text:p text:style-name="P7"/>
          </table:table-cell>
          <table:table-cell table:style-name="Table10.G4" office:value-type="string">
            <text:p text:style-name="P7"/>
          </table:table-cell>
          <table:table-cell table:style-name="Table10.H4" office:value-type="string">
            <text:p text:style-name="P7"/>
          </table:table-cell>
        </table:table-row>
        <table:table-row table:style-name="Table10.1">
          <table:table-cell table:style-name="Table10.A5" office:value-type="string">
            <text:p text:style-name="P6">Random</text:p>
          </table:table-cell>
          <table:table-cell table:style-name="Table10.B5" office:value-type="string">
            <text:p text:style-name="P6">Land Grab</text:p>
          </table:table-cell>
          <table:table-cell table:style-name="Table10.C5" office:value-type="string">
            <text:p text:style-name="P7"/>
          </table:table-cell>
          <table:table-cell table:style-name="Table10.D5" office:value-type="string">
            <text:p text:style-name="P7"/>
          </table:table-cell>
          <table:table-cell table:style-name="Table10.E5" office:value-type="string">
            <text:p text:style-name="P7"/>
          </table:table-cell>
          <table:table-cell table:style-name="Table10.F5" office:value-type="string">
            <text:p text:style-name="P7"/>
          </table:table-cell>
          <table:table-cell table:style-name="Table10.G5" office:value-type="string">
            <text:p text:style-name="P7"/>
          </table:table-cell>
          <table:table-cell table:style-name="Table10.H5" office:value-type="string">
            <text:p text:style-name="P7"/>
          </table:table-cell>
        </table:table-row>
        <table:table-row table:style-name="Table10.1">
          <table:table-cell table:style-name="Table10.A6" office:value-type="string">
            <text:p text:style-name="P6">Random</text:p>
          </table:table-cell>
          <table:table-cell table:style-name="Table10.B6" office:value-type="string">
            <text:p text:style-name="P6">Minimax</text:p>
          </table:table-cell>
          <table:table-cell table:style-name="Table10.C6" office:value-type="string">
            <text:p text:style-name="P7"/>
          </table:table-cell>
          <table:table-cell table:style-name="Table10.D6" office:value-type="string">
            <text:p text:style-name="P7"/>
          </table:table-cell>
          <table:table-cell table:style-name="Table10.E6" office:value-type="string">
            <text:p text:style-name="P7"/>
          </table:table-cell>
          <table:table-cell table:style-name="Table10.F6" office:value-type="string">
            <text:p text:style-name="P7"/>
          </table:table-cell>
          <table:table-cell table:style-name="Table10.G6" office:value-type="string">
            <text:p text:style-name="P7"/>
          </table:table-cell>
          <table:table-cell table:style-name="Table10.H6" office:value-type="string">
            <text:p text:style-name="P7"/>
          </table:table-cell>
        </table:table-row>
        <table:table-row table:style-name="Table10.1">
          <table:table-cell table:style-name="Table10.A7" office:value-type="string">
            <text:p text:style-name="P6">Bloodlust</text:p>
          </table:table-cell>
          <table:table-cell table:style-name="Table10.B7" office:value-type="string">
            <text:p text:style-name="P6">Random</text:p>
          </table:table-cell>
          <table:table-cell table:style-name="Table10.C7" office:value-type="string">
            <text:p text:style-name="P7"/>
          </table:table-cell>
          <table:table-cell table:style-name="Table10.D7" office:value-type="string">
            <text:p text:style-name="P7"/>
          </table:table-cell>
          <table:table-cell table:style-name="Table10.E7" office:value-type="string">
            <text:p text:style-name="P7"/>
          </table:table-cell>
          <table:table-cell table:style-name="Table10.F7" office:value-type="string">
            <text:p text:style-name="P7"/>
          </table:table-cell>
          <table:table-cell table:style-name="Table10.G7" office:value-type="string">
            <text:p text:style-name="P7"/>
          </table:table-cell>
          <table:table-cell table:style-name="Table10.H7" office:value-type="string">
            <text:p text:style-name="P7"/>
          </table:table-cell>
        </table:table-row>
        <table:table-row table:style-name="Table10.1">
          <table:table-cell table:style-name="Table10.A8" office:value-type="string">
            <text:p text:style-name="P6">Bloodlust</text:p>
          </table:table-cell>
          <table:table-cell table:style-name="Table10.B8" office:value-type="string">
            <text:p text:style-name="P6">Bloodlust</text:p>
          </table:table-cell>
          <table:table-cell table:style-name="Table10.C8" office:value-type="string">
            <text:p text:style-name="P7"/>
          </table:table-cell>
          <table:table-cell table:style-name="Table10.D8" office:value-type="string">
            <text:p text:style-name="P7"/>
          </table:table-cell>
          <table:table-cell table:style-name="Table10.E8" office:value-type="string">
            <text:p text:style-name="P7"/>
          </table:table-cell>
          <table:table-cell table:style-name="Table10.F8" office:value-type="string">
            <text:p text:style-name="P7"/>
          </table:table-cell>
          <table:table-cell table:style-name="Table10.G8" office:value-type="string">
            <text:p text:style-name="P7"/>
          </table:table-cell>
          <table:table-cell table:style-name="Table10.H8" office:value-type="string">
            <text:p text:style-name="P7"/>
          </table:table-cell>
        </table:table-row>
        <table:table-row table:style-name="Table10.1">
          <table:table-cell table:style-name="Table10.A9" office:value-type="string">
            <text:p text:style-name="P6">Bloodlust</text:p>
          </table:table-cell>
          <table:table-cell table:style-name="Table10.B9" office:value-type="string">
            <text:p text:style-name="P6">Self Preservation</text:p>
          </table:table-cell>
          <table:table-cell table:style-name="Table10.C9" office:value-type="string">
            <text:p text:style-name="P7"/>
          </table:table-cell>
          <table:table-cell table:style-name="Table10.D9" office:value-type="string">
            <text:p text:style-name="P7"/>
          </table:table-cell>
          <table:table-cell table:style-name="Table10.E9" office:value-type="string">
            <text:p text:style-name="P7"/>
          </table:table-cell>
          <table:table-cell table:style-name="Table10.F9" office:value-type="string">
            <text:p text:style-name="P7"/>
          </table:table-cell>
          <table:table-cell table:style-name="Table10.G9" office:value-type="string">
            <text:p text:style-name="P7"/>
          </table:table-cell>
          <table:table-cell table:style-name="Table10.H9" office:value-type="string">
            <text:p text:style-name="P7"/>
          </table:table-cell>
        </table:table-row>
        <table:table-row table:style-name="Table10.1">
          <table:table-cell table:style-name="Table10.A10" office:value-type="string">
            <text:p text:style-name="P6">Bloodlust</text:p>
          </table:table-cell>
          <table:table-cell table:style-name="Table10.B10" office:value-type="string">
            <text:p text:style-name="P6">Land Grab</text:p>
          </table:table-cell>
          <table:table-cell table:style-name="Table10.C10" office:value-type="string">
            <text:p text:style-name="P7"/>
          </table:table-cell>
          <table:table-cell table:style-name="Table10.D10" office:value-type="string">
            <text:p text:style-name="P7"/>
          </table:table-cell>
          <table:table-cell table:style-name="Table10.E10" office:value-type="string">
            <text:p text:style-name="P7"/>
          </table:table-cell>
          <table:table-cell table:style-name="Table10.F10" office:value-type="string">
            <text:p text:style-name="P7"/>
          </table:table-cell>
          <table:table-cell table:style-name="Table10.G10" office:value-type="string">
            <text:p text:style-name="P7"/>
          </table:table-cell>
          <table:table-cell table:style-name="Table10.H10" office:value-type="string">
            <text:p text:style-name="P7"/>
          </table:table-cell>
        </table:table-row>
        <table:table-row table:style-name="Table10.1">
          <table:table-cell table:style-name="Table10.A11" office:value-type="string">
            <text:p text:style-name="P6">Bloodlust</text:p>
          </table:table-cell>
          <table:table-cell table:style-name="Table10.B11" office:value-type="string">
            <text:p text:style-name="P6">Minimax</text:p>
          </table:table-cell>
          <table:table-cell table:style-name="Table10.C11" office:value-type="string">
            <text:p text:style-name="P7"/>
          </table:table-cell>
          <table:table-cell table:style-name="Table10.D11" office:value-type="string">
            <text:p text:style-name="P7"/>
          </table:table-cell>
          <table:table-cell table:style-name="Table10.E11" office:value-type="string">
            <text:p text:style-name="P7"/>
          </table:table-cell>
          <table:table-cell table:style-name="Table10.F11" office:value-type="string">
            <text:p text:style-name="P7"/>
          </table:table-cell>
          <table:table-cell table:style-name="Table10.G11" office:value-type="string">
            <text:p text:style-name="P7"/>
          </table:table-cell>
          <table:table-cell table:style-name="Table10.H11" office:value-type="string">
            <text:p text:style-name="P7"/>
          </table:table-cell>
        </table:table-row>
        <table:table-row table:style-name="Table10.1">
          <table:table-cell table:style-name="Table10.A12" office:value-type="string">
            <text:p text:style-name="P6">Self Preservation</text:p>
          </table:table-cell>
          <table:table-cell table:style-name="Table10.B12" office:value-type="string">
            <text:p text:style-name="P6">Random</text:p>
          </table:table-cell>
          <table:table-cell table:style-name="Table10.C12" office:value-type="string">
            <text:p text:style-name="P7"/>
          </table:table-cell>
          <table:table-cell table:style-name="Table10.D12" office:value-type="string">
            <text:p text:style-name="P7"/>
          </table:table-cell>
          <table:table-cell table:style-name="Table10.E12" office:value-type="string">
            <text:p text:style-name="P7"/>
          </table:table-cell>
          <table:table-cell table:style-name="Table10.F12" office:value-type="string">
            <text:p text:style-name="P7"/>
          </table:table-cell>
          <table:table-cell table:style-name="Table10.G12" office:value-type="string">
            <text:p text:style-name="P7"/>
          </table:table-cell>
          <table:table-cell table:style-name="Table10.H12" office:value-type="string">
            <text:p text:style-name="P7"/>
          </table:table-cell>
        </table:table-row>
        <table:table-row table:style-name="Table10.1">
          <table:table-cell table:style-name="Table10.A13" office:value-type="string">
            <text:p text:style-name="P6">Self Preservation</text:p>
          </table:table-cell>
          <table:table-cell table:style-name="Table10.B13" office:value-type="string">
            <text:p text:style-name="P6">Bloodlust</text:p>
          </table:table-cell>
          <table:table-cell table:style-name="Table10.C13" office:value-type="string">
            <text:p text:style-name="P7"/>
          </table:table-cell>
          <table:table-cell table:style-name="Table10.D13" office:value-type="string">
            <text:p text:style-name="P7"/>
          </table:table-cell>
          <table:table-cell table:style-name="Table10.E13" office:value-type="string">
            <text:p text:style-name="P7"/>
          </table:table-cell>
          <table:table-cell table:style-name="Table10.F13" office:value-type="string">
            <text:p text:style-name="P7"/>
          </table:table-cell>
          <table:table-cell table:style-name="Table10.G13" office:value-type="string">
            <text:p text:style-name="P7"/>
          </table:table-cell>
          <table:table-cell table:style-name="Table10.H13" office:value-type="string">
            <text:p text:style-name="P7"/>
          </table:table-cell>
        </table:table-row>
        <table:table-row table:style-name="Table10.1">
          <table:table-cell table:style-name="Table10.A14" office:value-type="string">
            <text:p text:style-name="P6">Self Preservation</text:p>
          </table:table-cell>
          <table:table-cell table:style-name="Table10.B14" office:value-type="string">
            <text:p text:style-name="P6">Self Preservation</text:p>
          </table:table-cell>
          <table:table-cell table:style-name="Table10.C14" office:value-type="string">
            <text:p text:style-name="P7"/>
          </table:table-cell>
          <table:table-cell table:style-name="Table10.D14" office:value-type="string">
            <text:p text:style-name="P7"/>
          </table:table-cell>
          <table:table-cell table:style-name="Table10.E14" office:value-type="string">
            <text:p text:style-name="P7"/>
          </table:table-cell>
          <table:table-cell table:style-name="Table10.F14" office:value-type="string">
            <text:p text:style-name="P7"/>
          </table:table-cell>
          <table:table-cell table:style-name="Table10.G14" office:value-type="string">
            <text:p text:style-name="P7"/>
          </table:table-cell>
          <table:table-cell table:style-name="Table10.H14" office:value-type="string">
            <text:p text:style-name="P7"/>
          </table:table-cell>
        </table:table-row>
        <table:table-row table:style-name="Table10.1">
          <table:table-cell table:style-name="Table10.A15" office:value-type="string">
            <text:p text:style-name="P6">Self Preservation</text:p>
          </table:table-cell>
          <table:table-cell table:style-name="Table10.B15" office:value-type="string">
            <text:p text:style-name="P6">Land Grab</text:p>
          </table:table-cell>
          <table:table-cell table:style-name="Table10.C15" office:value-type="string">
            <text:p text:style-name="P7"/>
          </table:table-cell>
          <table:table-cell table:style-name="Table10.D15" office:value-type="string">
            <text:p text:style-name="P7"/>
          </table:table-cell>
          <table:table-cell table:style-name="Table10.E15" office:value-type="string">
            <text:p text:style-name="P7"/>
          </table:table-cell>
          <table:table-cell table:style-name="Table10.F15" office:value-type="string">
            <text:p text:style-name="P7"/>
          </table:table-cell>
          <table:table-cell table:style-name="Table10.G15" office:value-type="string">
            <text:p text:style-name="P7"/>
          </table:table-cell>
          <table:table-cell table:style-name="Table10.H15" office:value-type="string">
            <text:p text:style-name="P7"/>
          </table:table-cell>
        </table:table-row>
        <table:table-row table:style-name="Table10.1">
          <table:table-cell table:style-name="Table10.A16" office:value-type="string">
            <text:p text:style-name="P6">Self Preservation</text:p>
          </table:table-cell>
          <table:table-cell table:style-name="Table10.B16" office:value-type="string">
            <text:p text:style-name="P6">Minimax</text:p>
          </table:table-cell>
          <table:table-cell table:style-name="Table10.C16" office:value-type="string">
            <text:p text:style-name="P7"/>
          </table:table-cell>
          <table:table-cell table:style-name="Table10.D16" office:value-type="string">
            <text:p text:style-name="P7"/>
          </table:table-cell>
          <table:table-cell table:style-name="Table10.E16" office:value-type="string">
            <text:p text:style-name="P7"/>
          </table:table-cell>
          <table:table-cell table:style-name="Table10.F16" office:value-type="string">
            <text:p text:style-name="P7"/>
          </table:table-cell>
          <table:table-cell table:style-name="Table10.G16" office:value-type="string">
            <text:p text:style-name="P7"/>
          </table:table-cell>
          <table:table-cell table:style-name="Table10.H16" office:value-type="string">
            <text:p text:style-name="P7"/>
          </table:table-cell>
        </table:table-row>
        <table:table-row table:style-name="Table10.1">
          <table:table-cell table:style-name="Table10.A17" office:value-type="string">
            <text:p text:style-name="P6">Land Grab</text:p>
          </table:table-cell>
          <table:table-cell table:style-name="Table10.B17" office:value-type="string">
            <text:p text:style-name="P6">Random</text:p>
          </table:table-cell>
          <table:table-cell table:style-name="Table10.C17" office:value-type="string">
            <text:p text:style-name="P7"/>
          </table:table-cell>
          <table:table-cell table:style-name="Table10.D17" office:value-type="string">
            <text:p text:style-name="P7"/>
          </table:table-cell>
          <table:table-cell table:style-name="Table10.E17" office:value-type="string">
            <text:p text:style-name="P7"/>
          </table:table-cell>
          <table:table-cell table:style-name="Table10.F17" office:value-type="string">
            <text:p text:style-name="P7"/>
          </table:table-cell>
          <table:table-cell table:style-name="Table10.G17" office:value-type="string">
            <text:p text:style-name="P7"/>
          </table:table-cell>
          <table:table-cell table:style-name="Table10.H17" office:value-type="string">
            <text:p text:style-name="P7"/>
          </table:table-cell>
        </table:table-row>
        <table:table-row table:style-name="Table10.1">
          <table:table-cell table:style-name="Table10.A18" office:value-type="string">
            <text:p text:style-name="P6">Land Grab</text:p>
          </table:table-cell>
          <table:table-cell table:style-name="Table10.B18" office:value-type="string">
            <text:p text:style-name="P6">Bloodlust</text:p>
          </table:table-cell>
          <table:table-cell table:style-name="Table10.C18" office:value-type="string">
            <text:p text:style-name="P7"/>
          </table:table-cell>
          <table:table-cell table:style-name="Table10.D18" office:value-type="string">
            <text:p text:style-name="P7"/>
          </table:table-cell>
          <table:table-cell table:style-name="Table10.E18" office:value-type="string">
            <text:p text:style-name="P7"/>
          </table:table-cell>
          <table:table-cell table:style-name="Table10.F18" office:value-type="string">
            <text:p text:style-name="P7"/>
          </table:table-cell>
          <table:table-cell table:style-name="Table10.G18" office:value-type="string">
            <text:p text:style-name="P7"/>
          </table:table-cell>
          <table:table-cell table:style-name="Table10.H18" office:value-type="string">
            <text:p text:style-name="P7"/>
          </table:table-cell>
        </table:table-row>
        <table:table-row table:style-name="Table10.1">
          <table:table-cell table:style-name="Table10.A19" office:value-type="string">
            <text:p text:style-name="P6">Land Grab</text:p>
          </table:table-cell>
          <table:table-cell table:style-name="Table10.B19" office:value-type="string">
            <text:p text:style-name="P6">Self Preservation</text:p>
          </table:table-cell>
          <table:table-cell table:style-name="Table10.C19" office:value-type="string">
            <text:p text:style-name="P7"/>
          </table:table-cell>
          <table:table-cell table:style-name="Table10.D19" office:value-type="string">
            <text:p text:style-name="P7"/>
          </table:table-cell>
          <table:table-cell table:style-name="Table10.E19" office:value-type="string">
            <text:p text:style-name="P7"/>
          </table:table-cell>
          <table:table-cell table:style-name="Table10.F19" office:value-type="string">
            <text:p text:style-name="P7"/>
          </table:table-cell>
          <table:table-cell table:style-name="Table10.G19" office:value-type="string">
            <text:p text:style-name="P7"/>
          </table:table-cell>
          <table:table-cell table:style-name="Table10.H19" office:value-type="string">
            <text:p text:style-name="P7"/>
          </table:table-cell>
        </table:table-row>
        <table:table-row table:style-name="Table10.1">
          <table:table-cell table:style-name="Table10.A20" office:value-type="string">
            <text:p text:style-name="P6">Land Grab</text:p>
          </table:table-cell>
          <table:table-cell table:style-name="Table10.B20" office:value-type="string">
            <text:p text:style-name="P6">Land Grab</text:p>
          </table:table-cell>
          <table:table-cell table:style-name="Table10.C20" office:value-type="string">
            <text:p text:style-name="P7"/>
          </table:table-cell>
          <table:table-cell table:style-name="Table10.D20" office:value-type="string">
            <text:p text:style-name="P7"/>
          </table:table-cell>
          <table:table-cell table:style-name="Table10.E20" office:value-type="string">
            <text:p text:style-name="P7"/>
          </table:table-cell>
          <table:table-cell table:style-name="Table10.F20" office:value-type="string">
            <text:p text:style-name="P7"/>
          </table:table-cell>
          <table:table-cell table:style-name="Table10.G20" office:value-type="string">
            <text:p text:style-name="P7"/>
          </table:table-cell>
          <table:table-cell table:style-name="Table10.H20" office:value-type="string">
            <text:p text:style-name="P7"/>
          </table:table-cell>
        </table:table-row>
        <table:table-row table:style-name="Table10.1">
          <table:table-cell table:style-name="Table10.A21" office:value-type="string">
            <text:p text:style-name="P6">Land Grab</text:p>
          </table:table-cell>
          <table:table-cell table:style-name="Table10.B21" office:value-type="string">
            <text:p text:style-name="P6">Minimax</text:p>
          </table:table-cell>
          <table:table-cell table:style-name="Table10.C21" office:value-type="string">
            <text:p text:style-name="P7"/>
          </table:table-cell>
          <table:table-cell table:style-name="Table10.D21" office:value-type="string">
            <text:p text:style-name="P7"/>
          </table:table-cell>
          <table:table-cell table:style-name="Table10.E21" office:value-type="string">
            <text:p text:style-name="P7"/>
          </table:table-cell>
          <table:table-cell table:style-name="Table10.F21" office:value-type="string">
            <text:p text:style-name="P7"/>
          </table:table-cell>
          <table:table-cell table:style-name="Table10.G21" office:value-type="string">
            <text:p text:style-name="P7"/>
          </table:table-cell>
          <table:table-cell table:style-name="Table10.H21" office:value-type="string">
            <text:p text:style-name="P7"/>
          </table:table-cell>
        </table:table-row>
        <table:table-row table:style-name="Table10.1">
          <table:table-cell table:style-name="Table10.A22" office:value-type="string">
            <text:p text:style-name="P6">Minimax</text:p>
          </table:table-cell>
          <table:table-cell table:style-name="Table10.B22" office:value-type="string">
            <text:p text:style-name="P6">Random</text:p>
          </table:table-cell>
          <table:table-cell table:style-name="Table10.C22" office:value-type="string">
            <text:p text:style-name="P7"/>
          </table:table-cell>
          <table:table-cell table:style-name="Table10.D22" office:value-type="string">
            <text:p text:style-name="P7"/>
          </table:table-cell>
          <table:table-cell table:style-name="Table10.E22" office:value-type="string">
            <text:p text:style-name="P7"/>
          </table:table-cell>
          <table:table-cell table:style-name="Table10.F22" office:value-type="string">
            <text:p text:style-name="P7"/>
          </table:table-cell>
          <table:table-cell table:style-name="Table10.G22" office:value-type="string">
            <text:p text:style-name="P7"/>
          </table:table-cell>
          <table:table-cell table:style-name="Table10.H22" office:value-type="string">
            <text:p text:style-name="P7"/>
          </table:table-cell>
        </table:table-row>
        <table:table-row table:style-name="Table10.1">
          <table:table-cell table:style-name="Table10.A23" office:value-type="string">
            <text:p text:style-name="P6">Minimax</text:p>
          </table:table-cell>
          <table:table-cell table:style-name="Table10.B23" office:value-type="string">
            <text:p text:style-name="P6">Bloodlust</text:p>
          </table:table-cell>
          <table:table-cell table:style-name="Table10.C23" office:value-type="string">
            <text:p text:style-name="P7"/>
          </table:table-cell>
          <table:table-cell table:style-name="Table10.D23" office:value-type="string">
            <text:p text:style-name="P7"/>
          </table:table-cell>
          <table:table-cell table:style-name="Table10.E23" office:value-type="string">
            <text:p text:style-name="P7"/>
          </table:table-cell>
          <table:table-cell table:style-name="Table10.F23" office:value-type="string">
            <text:p text:style-name="P7"/>
          </table:table-cell>
          <table:table-cell table:style-name="Table10.G23" office:value-type="string">
            <text:p text:style-name="P7"/>
          </table:table-cell>
          <table:table-cell table:style-name="Table10.H23" office:value-type="string">
            <text:p text:style-name="P7"/>
          </table:table-cell>
        </table:table-row>
        <table:table-row table:style-name="Table10.1">
          <table:table-cell table:style-name="Table10.A24" office:value-type="string">
            <text:p text:style-name="P6">Minimax</text:p>
          </table:table-cell>
          <table:table-cell table:style-name="Table10.B24" office:value-type="string">
            <text:p text:style-name="P6">Self Preservation</text:p>
          </table:table-cell>
          <table:table-cell table:style-name="Table10.C24" office:value-type="string">
            <text:p text:style-name="P7"/>
          </table:table-cell>
          <table:table-cell table:style-name="Table10.D24" office:value-type="string">
            <text:p text:style-name="P7"/>
          </table:table-cell>
          <table:table-cell table:style-name="Table10.E24" office:value-type="string">
            <text:p text:style-name="P7"/>
          </table:table-cell>
          <table:table-cell table:style-name="Table10.F24" office:value-type="string">
            <text:p text:style-name="P7"/>
          </table:table-cell>
          <table:table-cell table:style-name="Table10.G24" office:value-type="string">
            <text:p text:style-name="P7"/>
          </table:table-cell>
          <table:table-cell table:style-name="Table10.H24" office:value-type="string">
            <text:p text:style-name="P7"/>
          </table:table-cell>
        </table:table-row>
        <table:table-row table:style-name="Table10.1">
          <table:table-cell table:style-name="Table10.A25" office:value-type="string">
            <text:p text:style-name="P6">Minimax</text:p>
          </table:table-cell>
          <table:table-cell table:style-name="Table10.B25" office:value-type="string">
            <text:p text:style-name="P6">Land Grab</text:p>
          </table:table-cell>
          <table:table-cell table:style-name="Table10.C25" office:value-type="string">
            <text:p text:style-name="P7"/>
          </table:table-cell>
          <table:table-cell table:style-name="Table10.D25" office:value-type="string">
            <text:p text:style-name="P7"/>
          </table:table-cell>
          <table:table-cell table:style-name="Table10.E25" office:value-type="string">
            <text:p text:style-name="P7"/>
          </table:table-cell>
          <table:table-cell table:style-name="Table10.F25" office:value-type="string">
            <text:p text:style-name="P7"/>
          </table:table-cell>
          <table:table-cell table:style-name="Table10.G25" office:value-type="string">
            <text:p text:style-name="P7"/>
          </table:table-cell>
          <table:table-cell table:style-name="Table10.H25" office:value-type="string">
            <text:p text:style-name="P7"/>
          </table:table-cell>
        </table:table-row>
        <table:table-row table:style-name="Table10.1">
          <table:table-cell table:style-name="Table10.A26" office:value-type="string">
            <text:p text:style-name="P6">Minimax</text:p>
          </table:table-cell>
          <table:table-cell table:style-name="Table10.B26" office:value-type="string">
            <text:p text:style-name="P6">Minimax</text:p>
          </table:table-cell>
          <table:table-cell table:style-name="Table10.C26" office:value-type="string">
            <text:p text:style-name="P7"/>
          </table:table-cell>
          <table:table-cell table:style-name="Table10.D26" office:value-type="string">
            <text:p text:style-name="P7"/>
          </table:table-cell>
          <table:table-cell table:style-name="Table10.E26" office:value-type="string">
            <text:p text:style-name="P7"/>
          </table:table-cell>
          <table:table-cell table:style-name="Table10.F26" office:value-type="string">
            <text:p text:style-name="P7"/>
          </table:table-cell>
          <table:table-cell table:style-name="Table10.G26" office:value-type="string">
            <text:p text:style-name="P7"/>
          </table:table-cell>
          <table:table-cell table:style-name="Table10.H26" office:value-type="string">
            <text:p text:style-name="P7"/>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GB"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20pt" style:text-underline-style="solid" style:text-underline-width="auto" style:text-underline-color="font-color" fo:font-weight="bold" style:font-size-asian="20pt" style:font-weight-asian="bold" style:font-weight-complex="bold"/>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text-underline-style="solid" style:text-underline-width="auto" style:text-underline-color="font-color"/>
    </style:style>
    <style:style style:name="Heading_20_3" style:display-name="Heading 3" style:family="paragraph" style:parent-style-name="Standard" style:next-style-name="Standard" style:default-outline-level="3" style:class="text">
      <style:paragraph-properties fo:keep-with-next="always"/>
      <style:text-properties style:text-underline-style="solid" style:text-underline-width="auto" style:text-underline-color="font-color"/>
    </style:style>
    <style:style style:name="Heading_20_4" style:display-name="Heading 4" style:family="paragraph" style:parent-style-name="Standard" style:next-style-name="Standard" style:default-outline-level="4" style:class="text">
      <style:paragraph-properties fo:keep-with-next="always"/>
      <style:text-properties fo:font-size="16pt" style:text-underline-style="solid" style:text-underline-width="auto" style:text-underline-color="font-color" fo:font-weight="bold" style:font-size-asian="16pt"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0" style:family="text">
      <style:text-properties style:font-name="Courier New" style:font-name-complex="Courier New"/>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Absatz-Standardschriftart"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Default_20_Paragraph_20_Font" style:display-name="Default Paragraph Font" style:family="text"/>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Endnote_20_Text_20_Char" style:display-name="Endnote Text Char" style:family="text"/>
    <style:style style:name="Endnote_20_Symbol" style:display-name="Endnote Symbol" style:family="text">
      <style:text-properties style:text-position="super 58%"/>
    </style:style>
    <style:style style:name="Footnote_20_Text_20_Char" style:display-name="Footnote Text Char"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0.953cm" fo:margin-left="1.27cm" fo:margin-right="1.63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 are going to be looking at a two player board game called “war of life”</dc:title>
    <meta:initial-creator>Simon Colton</meta:initial-creator>
    <meta:creation-date>2011-02-05T17:30:00</meta:creation-date>
    <dc:creator>Giulio Mecocci</dc:creator>
    <dc:date>2013-02-26T16:03:44</dc:date>
    <meta:print-date>2012-02-07T20:30:00</meta:print-date>
    <meta:editing-cycles>44</meta:editing-cycles>
    <meta:editing-duration>PT1H59M46S</meta:editing-duration>
    <meta:generator>LibreOffice/3.5$Linux_X86_64 LibreOffice_project/350m1$Build-2</meta:generator>
    <meta:document-statistic meta:table-count="10" meta:image-count="0" meta:object-count="0" meta:page-count="7" meta:paragraph-count="351" meta:word-count="2127" meta:character-count="12354" meta:non-whitespace-character-count="10540"/>
    <meta:user-defined meta:name="Info 1"/>
    <meta:user-defined meta:name="Info 2"/>
    <meta:user-defined meta:name="Info 3"/>
    <meta:user-defined meta:name="Info 4"/>
  </office:meta>
</office:document-meta>
</file>